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9.96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99pt groove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b4c7dc" fo:border-left="0.99pt groove #000000" fo:border-right="0.99pt groov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dee6ef" fo:border-left="0.99pt groove #000000" fo:border-right="0.99pt groov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99pt groove #000000" fo:background-color="#dee6ef" fo:border-left="0.99pt groove #000000" fo:border-right="0.99pt groov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fo:border="0.99pt ridge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729fcf" fo:border-left="0.99pt ridge #000000" fo:border-right="0.99pt ridg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29fcf" fo:border="0.99pt ridge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b4c7dc" fo:border-left="0.99pt ridge #000000" fo:border-right="0.99pt ridg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dee6ef" fo:border-left="0.99pt ridge #000000" fo:border-right="0.99pt ridg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ridge #000000" fo:background-color="#dee6ef" fo:border-left="0.99pt ridge #000000" fo:border-right="0.99pt ridg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99pt ridge #000000" fo:background-color="#b4c7dc" fo:border-left="0.99pt ridge #000000" fo:border-right="0.99pt ridg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99pt groove #000000" fo:background-color="#729fcf" fo:border-left="none" fo:border-right="none" fo:border-top="0.99pt groove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b4c7dc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e6ef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groove #000000" fo:background-color="#dee6ef" fo:border-left="none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99pt ridge #000000" fo:background-color="#729fcf" fo:border-left="0.99pt ridge #000000" fo:border-right="none" fo:border-top="0.99pt ridge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ridge #000000" fo:background-color="#b4c7dc" fo:border-left="none" fo:border-right="none" fo:border-top="0.99pt ridge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99pt ridge #000000" fo:background-color="#729fcf" fo:border-left="none" fo:border-right="none" fo:border-top="0.99pt ridge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ridge #000000" fo:background-color="#dee6ef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ridge #000000" fo:background-color="#b4c7dc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99pt ridge #000000" fo:background-color="#729fcf" fo:border-left="none" fo:border-right="0.99pt ridge #000000" fo:border-top="0.99pt ridge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dee6ef" fo:border-left="none" fo:border-right="0.99pt ridge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99pt ridge #000000" fo:background-color="#b4c7dc" fo:border-left="none" fo:border-right="0.99pt ridge #000000" fo:border-top="0.99pt ridge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99pt ridge #000000" fo:background-color="#729fcf" fo:border-left="0.99pt ridge #000000" fo:border-right="0.99pt ridge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b4c7dc" fo:border-left="none" fo:border-right="0.99pt ridge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99pt ridge #000000" fo:background-color="#b4c7dc" fo:border-left="none" fo:border-right="0.99pt ridge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99pt groove #000000" fo:background-color="#729fcf" fo:border-left="none" fo:border-right="0.99pt groove #000000" fo:border-top="0.99pt groove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b4c7dc" fo:border-left="none" fo:border-right="0.99pt groove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dee6ef" fo:border-left="none" fo:border-right="0.99pt groove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99pt groove #000000" fo:background-color="#dee6ef" fo:border-left="none" fo:border-right="0.99pt groove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c7dc" fo:border="none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dee6ef" fo:border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99pt ridge #000000" fo:background-color="#dee6ef" fo:border-left="none" fo:border-right="0.99pt ridge #000000" fo:border-top="none"/>
      <style:text-properties fo:font-size="12pt" style:font-size-asian="12pt" style:font-size-complex="12pt"/>
    </style:style>
    <style:style style:name="ce37" style:family="table-cell" style:parent-style-name="Default">
      <style:text-properties fo:color="#fffff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7" table:default-cell-style-name="ce5"/>
        <table:table-column table:style-name="co3" table:number-columns-repeated="1016" table:default-cell-style-name="ce5"/>
        <table:table-row table:style-name="ro1">
          <table:table-cell table:style-name="ce1" office:value-type="string" calcext:value-type="string">
            <text:p>Długość znanego klucza (nibble):</text:p>
          </table:table-cell>
          <table:table-cell table:style-name="ce14" office:value-type="string" calcext:value-type="string">
            <text:p>Czas (s):</text:p>
          </table:table-cell>
          <table:table-cell table:style-name="ce14" office:value-type="string" calcext:value-type="string">
            <text:p>Czas (m):</text:p>
          </table:table-cell>
          <table:table-cell table:style-name="ce14" office:value-type="string" calcext:value-type="string">
            <text:p>Czas (h):</text:p>
          </table:table-cell>
          <table:table-cell table:style-name="ce14" office:value-type="string" calcext:value-type="string">
            <text:p>Czas (D):</text:p>
          </table:table-cell>
          <table:table-cell table:style-name="ce14" office:value-type="string" calcext:value-type="string">
            <text:p>Czas (M):</text:p>
          </table:table-cell>
          <table:table-cell table:style-name="ce30" office:value-type="string" calcext:value-type="string">
            <text:p>Czas (Y):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5" table:formula="of:=2.5" office:value-type="float" office:value="2.5" calcext:value-type="float">
            <text:p>2.5</text:p>
          </table:table-cell>
          <table:table-cell table:style-name="ce17" table:formula="of:=[.B2]/60" office:value-type="float" office:value="0.0416666666666667" calcext:value-type="float">
            <text:p>0.041666666666667</text:p>
          </table:table-cell>
          <table:table-cell table:style-name="ce17" table:formula="of:=[.C2]/60" office:value-type="float" office:value="0.000694444444444444" calcext:value-type="float">
            <text:p>0.000694444444444</text:p>
          </table:table-cell>
          <table:table-cell table:style-name="ce17" table:formula="of:=[.D2]/24" office:value-type="float" office:value="0.0000289351851851852" calcext:value-type="float">
            <text:p>2.89351851851852E-05</text:p>
          </table:table-cell>
          <table:table-cell table:style-name="ce17" table:formula="of:=[.E2]/30" office:value-type="float" office:value="0.000000964506172839506" calcext:value-type="float">
            <text:p>9.64506172839506E-07</text:p>
          </table:table-cell>
          <table:table-cell table:style-name="ce31" table:formula="of:=[.F2]/12" office:value-type="float" office:value="0.0000000803755144032922" calcext:value-type="float">
            <text:p>8.03755144032922E-08</text:p>
          </table:table-cell>
          <table:table-cell table:number-columns-repeated="1017"/>
        </table:table-row>
        <table:table-row table:style-name="ro1">
          <table:table-cell table:style-name="ce3" table:formula="of:=[.A2]-2" office:value-type="float" office:value="56" calcext:value-type="float">
            <text:p>56</text:p>
          </table:table-cell>
          <table:table-cell table:style-name="ce16" table:formula="of:=456" office:value-type="float" office:value="456" calcext:value-type="float">
            <text:p>456</text:p>
          </table:table-cell>
          <table:table-cell table:style-name="ce16" table:formula="of:=[.B3]/60" office:value-type="float" office:value="7.6" calcext:value-type="float">
            <text:p>7.6</text:p>
          </table:table-cell>
          <table:table-cell table:style-name="ce16" table:formula="of:=[.C3]/60" office:value-type="float" office:value="0.126666666666667" calcext:value-type="float">
            <text:p>0.126666666666667</text:p>
          </table:table-cell>
          <table:table-cell table:style-name="ce16" table:formula="of:=[.D3]/24" office:value-type="float" office:value="0.00527777777777778" calcext:value-type="float">
            <text:p>0.005277777777778</text:p>
          </table:table-cell>
          <table:table-cell table:style-name="ce16" table:formula="of:=[.E3]/30" office:value-type="float" office:value="0.000175925925925926" calcext:value-type="float">
            <text:p>0.000175925925926</text:p>
          </table:table-cell>
          <table:table-cell table:style-name="ce32" table:formula="of:=[.F3]/12" office:value-type="float" office:value="0.0000146604938271605" calcext:value-type="float">
            <text:p>1.46604938271605E-05</text:p>
          </table:table-cell>
          <table:table-cell table:number-columns-repeated="1017"/>
        </table:table-row>
        <table:table-row table:style-name="ro1">
          <table:table-cell table:style-name="ce2" table:formula="of:=[.A3]-2" office:value-type="float" office:value="54" calcext:value-type="float">
            <text:p>54</text:p>
          </table:table-cell>
          <table:table-cell table:style-name="ce17" table:formula="of:=[.B3]*256" office:value-type="float" office:value="116736" calcext:value-type="float">
            <text:p>116736</text:p>
          </table:table-cell>
          <table:table-cell table:style-name="ce17" table:formula="of:=[.B4]/60" office:value-type="float" office:value="1945.6" calcext:value-type="float">
            <text:p>1945.6</text:p>
          </table:table-cell>
          <table:table-cell table:style-name="ce17" table:formula="of:=[.C4]/60" office:value-type="float" office:value="32.4266666666667" calcext:value-type="float">
            <text:p>32.4266666666667</text:p>
          </table:table-cell>
          <table:table-cell table:style-name="ce17" table:formula="of:=[.D4]/24" office:value-type="float" office:value="1.35111111111111" calcext:value-type="float">
            <text:p>1.35111111111111</text:p>
          </table:table-cell>
          <table:table-cell table:style-name="ce17" table:formula="of:=[.E4]/30" office:value-type="float" office:value="0.045037037037037" calcext:value-type="float">
            <text:p>0.045037037037037</text:p>
          </table:table-cell>
          <table:table-cell table:style-name="ce31" table:formula="of:=[.F4]/12" office:value-type="float" office:value="0.00375308641975309" calcext:value-type="float">
            <text:p>0.003753086419753</text:p>
          </table:table-cell>
          <table:table-cell table:number-columns-repeated="1017"/>
        </table:table-row>
        <table:table-row table:style-name="ro1">
          <table:table-cell table:style-name="ce3" table:formula="of:=[.A4]-2" office:value-type="float" office:value="52" calcext:value-type="float">
            <text:p>52</text:p>
          </table:table-cell>
          <table:table-cell table:style-name="ce16" table:formula="of:=[.B4]*256" office:value-type="float" office:value="29884416" calcext:value-type="float">
            <text:p>29884416</text:p>
          </table:table-cell>
          <table:table-cell table:style-name="ce16" table:formula="of:=[.B5]/60" office:value-type="float" office:value="498073.6" calcext:value-type="float">
            <text:p>498073.6</text:p>
          </table:table-cell>
          <table:table-cell table:style-name="ce16" table:formula="of:=[.C5]/60" office:value-type="float" office:value="8301.22666666667" calcext:value-type="float">
            <text:p>8301.22666666667</text:p>
          </table:table-cell>
          <table:table-cell table:style-name="ce16" table:formula="of:=[.D5]/24" office:value-type="float" office:value="345.884444444444" calcext:value-type="float">
            <text:p>345.884444444444</text:p>
          </table:table-cell>
          <table:table-cell table:style-name="ce16" table:formula="of:=[.E5]/30" office:value-type="float" office:value="11.5294814814815" calcext:value-type="float">
            <text:p>11.5294814814815</text:p>
          </table:table-cell>
          <table:table-cell table:style-name="ce32" table:formula="of:=[.F5]/12" office:value-type="float" office:value="0.96079012345679" calcext:value-type="float">
            <text:p>0.96079012345679</text:p>
          </table:table-cell>
          <table:table-cell table:number-columns-repeated="1017"/>
        </table:table-row>
        <table:table-row table:style-name="ro1">
          <table:table-cell table:style-name="ce2" table:formula="of:=[.A5]-2" office:value-type="float" office:value="50" calcext:value-type="float">
            <text:p>50</text:p>
          </table:table-cell>
          <table:table-cell table:style-name="ce17" table:formula="of:=[.B5]*256" office:value-type="float" office:value="7650410496" calcext:value-type="float">
            <text:p>7650410496</text:p>
          </table:table-cell>
          <table:table-cell table:style-name="ce17" table:formula="of:=[.B6]/60" office:value-type="float" office:value="127506841.6" calcext:value-type="float">
            <text:p>127506841.6</text:p>
          </table:table-cell>
          <table:table-cell table:style-name="ce17" table:formula="of:=[.C6]/60" office:value-type="float" office:value="2125114.02666667" calcext:value-type="float">
            <text:p>2125114.02666667</text:p>
          </table:table-cell>
          <table:table-cell table:style-name="ce17" table:formula="of:=[.D6]/24" office:value-type="float" office:value="88546.4177777778" calcext:value-type="float">
            <text:p>88546.4177777778</text:p>
          </table:table-cell>
          <table:table-cell table:style-name="ce17" table:formula="of:=[.E6]/30" office:value-type="float" office:value="2951.54725925926" calcext:value-type="float">
            <text:p>2951.54725925926</text:p>
          </table:table-cell>
          <table:table-cell table:style-name="ce31" table:formula="of:=[.F6]/12" office:value-type="float" office:value="245.962271604938" calcext:value-type="float">
            <text:p>245.962271604938</text:p>
          </table:table-cell>
          <table:table-cell table:number-columns-repeated="1017"/>
        </table:table-row>
        <table:table-row table:style-name="ro1">
          <table:table-cell table:style-name="ce3" table:formula="of:=[.A6]-2" office:value-type="float" office:value="48" calcext:value-type="float">
            <text:p>48</text:p>
          </table:table-cell>
          <table:table-cell table:style-name="ce16" table:formula="of:=[.B6]*256" office:value-type="float" office:value="1958505086976" calcext:value-type="float">
            <text:p>1958505086976</text:p>
          </table:table-cell>
          <table:table-cell table:style-name="ce16" table:formula="of:=[.B7]/60" office:value-type="float" office:value="32641751449.6" calcext:value-type="float">
            <text:p>32641751449.6</text:p>
          </table:table-cell>
          <table:table-cell table:style-name="ce16" table:formula="of:=[.C7]/60" office:value-type="float" office:value="544029190.826667" calcext:value-type="float">
            <text:p>544029190.826667</text:p>
          </table:table-cell>
          <table:table-cell table:style-name="ce16" table:formula="of:=[.D7]/24" office:value-type="float" office:value="22667882.9511111" calcext:value-type="float">
            <text:p>22667882.9511111</text:p>
          </table:table-cell>
          <table:table-cell table:style-name="ce16" table:formula="of:=[.E7]/30" office:value-type="float" office:value="755596.09837037" calcext:value-type="float">
            <text:p>755596.09837037</text:p>
          </table:table-cell>
          <table:table-cell table:style-name="ce32" table:formula="of:=[.F7]/12" office:value-type="float" office:value="62966.3415308642" calcext:value-type="float">
            <text:p>62966.3415308642</text:p>
          </table:table-cell>
          <table:table-cell table:number-columns-repeated="1017"/>
        </table:table-row>
        <table:table-row table:style-name="ro1">
          <table:table-cell table:style-name="ce2" table:formula="of:=[.A7]-2" office:value-type="float" office:value="46" calcext:value-type="float">
            <text:p>46</text:p>
          </table:table-cell>
          <table:table-cell table:style-name="ce17" table:formula="of:=[.B7]*256" office:value-type="float" office:value="501377302265856" calcext:value-type="float">
            <text:p>501377302265856</text:p>
          </table:table-cell>
          <table:table-cell table:style-name="ce17" table:formula="of:=[.B8]/60" office:value-type="float" office:value="8356288371097.6" calcext:value-type="float">
            <text:p>8356288371097.6</text:p>
          </table:table-cell>
          <table:table-cell table:style-name="ce17" table:formula="of:=[.C8]/60" office:value-type="float" office:value="139271472851.627" calcext:value-type="float">
            <text:p>139271472851.627</text:p>
          </table:table-cell>
          <table:table-cell table:style-name="ce17" table:formula="of:=[.D8]/24" office:value-type="float" office:value="5802978035.48444" calcext:value-type="float">
            <text:p>5802978035.48444</text:p>
          </table:table-cell>
          <table:table-cell table:style-name="ce17" table:formula="of:=[.E8]/30" office:value-type="float" office:value="193432601.182815" calcext:value-type="float">
            <text:p>193432601.182815</text:p>
          </table:table-cell>
          <table:table-cell table:style-name="ce31" table:formula="of:=[.F8]/12" office:value-type="float" office:value="16119383.4319012" calcext:value-type="float">
            <text:p>16119383.4319012</text:p>
          </table:table-cell>
          <table:table-cell table:number-columns-repeated="1017"/>
        </table:table-row>
        <table:table-row table:style-name="ro1">
          <table:table-cell table:style-name="ce3" table:formula="of:=[.A8]-2" office:value-type="float" office:value="44" calcext:value-type="float">
            <text:p>44</text:p>
          </table:table-cell>
          <table:table-cell table:style-name="ce16" table:formula="of:=[.B8]*256" office:value-type="float" office:value="1.28352589380059E+017" calcext:value-type="float">
            <text:p>1.28352589380059E+017</text:p>
          </table:table-cell>
          <table:table-cell table:style-name="ce16" table:formula="of:=[.B9]/60" office:value-type="float" office:value="2.13920982300099E+015" calcext:value-type="float">
            <text:p>2.13920982300099E+015</text:p>
          </table:table-cell>
          <table:table-cell table:style-name="ce16" table:formula="of:=[.C9]/60" office:value-type="float" office:value="35653497050016.4" calcext:value-type="float">
            <text:p>35653497050016.4</text:p>
          </table:table-cell>
          <table:table-cell table:style-name="ce16" table:formula="of:=[.D9]/24" office:value-type="float" office:value="1485562377084.02" calcext:value-type="float">
            <text:p>1485562377084.02</text:p>
          </table:table-cell>
          <table:table-cell table:style-name="ce16" table:formula="of:=[.E9]/30" office:value-type="float" office:value="49518745902.8006" calcext:value-type="float">
            <text:p>49518745902.8006</text:p>
          </table:table-cell>
          <table:table-cell table:style-name="ce32" table:formula="of:=[.F9]/12" office:value-type="float" office:value="4126562158.56672" calcext:value-type="float">
            <text:p>4126562158.56672</text:p>
          </table:table-cell>
          <table:table-cell table:number-columns-repeated="1017"/>
        </table:table-row>
        <table:table-row table:style-name="ro1">
          <table:table-cell table:style-name="ce2" table:formula="of:=[.A9]-2" office:value-type="float" office:value="42" calcext:value-type="float">
            <text:p>42</text:p>
          </table:table-cell>
          <table:table-cell table:style-name="ce17" table:formula="of:=[.B9]*256" office:value-type="float" office:value="3.28582628812951E+019" calcext:value-type="float">
            <text:p>3.28582628812951E+019</text:p>
          </table:table-cell>
          <table:table-cell table:style-name="ce17" table:formula="of:=[.B10]/60" office:value-type="float" office:value="5.47637714688252E+017" calcext:value-type="float">
            <text:p>5.47637714688252E+017</text:p>
          </table:table-cell>
          <table:table-cell table:style-name="ce17" table:formula="of:=[.C10]/60" office:value-type="float" office:value="9.1272952448042E+015" calcext:value-type="float">
            <text:p>9.1272952448042E+015</text:p>
          </table:table-cell>
          <table:table-cell table:style-name="ce17" table:formula="of:=[.D10]/24" office:value-type="float" office:value="380303968533509" calcext:value-type="float">
            <text:p>380303968533509</text:p>
          </table:table-cell>
          <table:table-cell table:style-name="ce17" table:formula="of:=[.E10]/30" office:value-type="float" office:value="12676798951117" calcext:value-type="float">
            <text:p>12676798951117</text:p>
          </table:table-cell>
          <table:table-cell table:style-name="ce31" table:formula="of:=[.F10]/12" office:value-type="float" office:value="1056399912593.08" calcext:value-type="float">
            <text:p>1056399912593.08</text:p>
          </table:table-cell>
          <table:table-cell table:number-columns-repeated="1017"/>
        </table:table-row>
        <table:table-row table:style-name="ro1">
          <table:table-cell table:style-name="ce3" table:formula="of:=[.A10]-2" office:value-type="float" office:value="40" calcext:value-type="float">
            <text:p>40</text:p>
          </table:table-cell>
          <table:table-cell table:style-name="ce16" table:formula="of:=[.B10]*256" office:value-type="float" office:value="8.41171529761156E+021" calcext:value-type="float">
            <text:p>8.41171529761156E+021</text:p>
          </table:table-cell>
          <table:table-cell table:style-name="ce16" table:formula="of:=[.B11]/60" office:value-type="float" office:value="1.40195254960193E+020" calcext:value-type="float">
            <text:p>1.40195254960193E+020</text:p>
          </table:table-cell>
          <table:table-cell table:style-name="ce16" table:formula="of:=[.C11]/60" office:value-type="float" office:value="2.33658758266988E+018" calcext:value-type="float">
            <text:p>2.33658758266988E+018</text:p>
          </table:table-cell>
          <table:table-cell table:style-name="ce16" table:formula="of:=[.D11]/24" office:value-type="float" office:value="9.73578159445782E+016" calcext:value-type="float">
            <text:p>9.73578159445782E+016</text:p>
          </table:table-cell>
          <table:table-cell table:style-name="ce16" table:formula="of:=[.E11]/30" office:value-type="float" office:value="3245260531485939" calcext:value-type="float">
            <text:p>3245260531485939</text:p>
          </table:table-cell>
          <table:table-cell table:style-name="ce32" table:formula="of:=[.F11]/12" office:value-type="float" office:value="270438377623828" calcext:value-type="float">
            <text:p>270438377623828</text:p>
          </table:table-cell>
          <table:table-cell table:number-columns-repeated="1017"/>
        </table:table-row>
        <table:table-row table:style-name="ro1">
          <table:table-cell table:style-name="ce2" table:formula="of:=[.A11]-2" office:value-type="float" office:value="38" calcext:value-type="float">
            <text:p>38</text:p>
          </table:table-cell>
          <table:table-cell table:style-name="ce17" table:formula="of:=[.B11]*256" office:value-type="float" office:value="2.15339911618856E+024" calcext:value-type="float">
            <text:p>2.15339911618856E+024</text:p>
          </table:table-cell>
          <table:table-cell table:style-name="ce17" table:formula="of:=[.B12]/60" office:value-type="float" office:value="3.58899852698093E+022" calcext:value-type="float">
            <text:p>3.58899852698093E+022</text:p>
          </table:table-cell>
          <table:table-cell table:style-name="ce17" table:formula="of:=[.C12]/60" office:value-type="float" office:value="5.98166421163488E+020" calcext:value-type="float">
            <text:p>5.98166421163488E+020</text:p>
          </table:table-cell>
          <table:table-cell table:style-name="ce17" table:formula="of:=[.D12]/24" office:value-type="float" office:value="2.4923600881812E+019" calcext:value-type="float">
            <text:p>2.4923600881812E+019</text:p>
          </table:table-cell>
          <table:table-cell table:style-name="ce17" table:formula="of:=[.E12]/30" office:value-type="float" office:value="8.307866960604E+017" calcext:value-type="float">
            <text:p>8.307866960604E+017</text:p>
          </table:table-cell>
          <table:table-cell table:style-name="ce31" table:formula="of:=[.F12]/12" office:value-type="float" office:value="6.92322246717E+016" calcext:value-type="float">
            <text:p>6.92322246717E+016</text:p>
          </table:table-cell>
          <table:table-cell table:number-columns-repeated="1017"/>
        </table:table-row>
        <table:table-row table:style-name="ro1">
          <table:table-cell table:style-name="ce3" table:formula="of:=[.A12]-2" office:value-type="float" office:value="36" calcext:value-type="float">
            <text:p>36</text:p>
          </table:table-cell>
          <table:table-cell table:style-name="ce16" table:formula="of:=[.B12]*256" office:value-type="float" office:value="5.51270173744271E+026" calcext:value-type="float">
            <text:p>5.51270173744271E+026</text:p>
          </table:table-cell>
          <table:table-cell table:style-name="ce16" table:formula="of:=[.B13]/60" office:value-type="float" office:value="9.18783622907118E+024" calcext:value-type="float">
            <text:p>9.18783622907118E+024</text:p>
          </table:table-cell>
          <table:table-cell table:style-name="ce16" table:formula="of:=[.C13]/60" office:value-type="float" office:value="1.53130603817853E+023" calcext:value-type="float">
            <text:p>1.53130603817853E+023</text:p>
          </table:table-cell>
          <table:table-cell table:style-name="ce16" table:formula="of:=[.D13]/24" office:value-type="float" office:value="6.38044182574388E+021" calcext:value-type="float">
            <text:p>6.38044182574388E+021</text:p>
          </table:table-cell>
          <table:table-cell table:style-name="ce16" table:formula="of:=[.E13]/30" office:value-type="float" office:value="2.12681394191462E+020" calcext:value-type="float">
            <text:p>2.12681394191462E+020</text:p>
          </table:table-cell>
          <table:table-cell table:style-name="ce32" table:formula="of:=[.F13]/12" office:value-type="float" office:value="1.77234495159552E+019" calcext:value-type="float">
            <text:p>1.77234495159552E+019</text:p>
          </table:table-cell>
          <table:table-cell table:number-columns-repeated="1017"/>
        </table:table-row>
        <table:table-row table:style-name="ro1">
          <table:table-cell table:style-name="ce2" table:formula="of:=[.A13]-2" office:value-type="float" office:value="34" calcext:value-type="float">
            <text:p>34</text:p>
          </table:table-cell>
          <table:table-cell table:style-name="ce17" table:formula="of:=[.B13]*256" office:value-type="float" office:value="1.41125164478533E+029" calcext:value-type="float">
            <text:p>1.41125164478533E+029</text:p>
          </table:table-cell>
          <table:table-cell table:style-name="ce17" table:formula="of:=[.B14]/60" office:value-type="float" office:value="2.35208607464222E+027" calcext:value-type="float">
            <text:p>2.35208607464222E+027</text:p>
          </table:table-cell>
          <table:table-cell table:style-name="ce17" table:formula="of:=[.C14]/60" office:value-type="float" office:value="3.92014345773704E+025" calcext:value-type="float">
            <text:p>3.92014345773704E+025</text:p>
          </table:table-cell>
          <table:table-cell table:style-name="ce17" table:formula="of:=[.D14]/24" office:value-type="float" office:value="1.63339310739043E+024" calcext:value-type="float">
            <text:p>1.63339310739043E+024</text:p>
          </table:table-cell>
          <table:table-cell table:style-name="ce17" table:formula="of:=[.E14]/30" office:value-type="float" office:value="5.44464369130144E+022" calcext:value-type="float">
            <text:p>5.44464369130144E+022</text:p>
          </table:table-cell>
          <table:table-cell table:style-name="ce31" table:formula="of:=[.F14]/12" office:value-type="float" office:value="4.53720307608453E+021" calcext:value-type="float">
            <text:p>4.53720307608453E+021</text:p>
          </table:table-cell>
          <table:table-cell table:number-columns-repeated="1017"/>
        </table:table-row>
        <table:table-row table:style-name="ro1">
          <table:table-cell table:style-name="ce3" table:formula="of:=[.A14]-2" office:value-type="float" office:value="32" calcext:value-type="float">
            <text:p>32</text:p>
          </table:table-cell>
          <table:table-cell table:style-name="ce16" table:formula="of:=[.B14]*256" office:value-type="float" office:value="3.61280421065045E+031" calcext:value-type="float">
            <text:p>3.61280421065045E+031</text:p>
          </table:table-cell>
          <table:table-cell table:style-name="ce16" table:formula="of:=[.B15]/60" office:value-type="float" office:value="6.02134035108409E+029" calcext:value-type="float">
            <text:p>6.02134035108409E+029</text:p>
          </table:table-cell>
          <table:table-cell table:style-name="ce16" table:formula="of:=[.C15]/60" office:value-type="float" office:value="1.00355672518068E+028" calcext:value-type="float">
            <text:p>1.00355672518068E+028</text:p>
          </table:table-cell>
          <table:table-cell table:style-name="ce16" table:formula="of:=[.D15]/24" office:value-type="float" office:value="4.18148635491951E+026" calcext:value-type="float">
            <text:p>4.18148635491951E+026</text:p>
          </table:table-cell>
          <table:table-cell table:style-name="ce16" table:formula="of:=[.E15]/30" office:value-type="float" office:value="1.39382878497317E+025" calcext:value-type="float">
            <text:p>1.39382878497317E+025</text:p>
          </table:table-cell>
          <table:table-cell table:style-name="ce32" table:formula="of:=[.F15]/12" office:value-type="float" office:value="1.16152398747764E+024" calcext:value-type="float">
            <text:p>1.16152398747764E+024</text:p>
          </table:table-cell>
          <table:table-cell table:number-columns-repeated="1017"/>
        </table:table-row>
        <table:table-row table:style-name="ro1">
          <table:table-cell table:style-name="ce2" table:formula="of:=[.A15]-2" office:value-type="float" office:value="30" calcext:value-type="float">
            <text:p>30</text:p>
          </table:table-cell>
          <table:table-cell table:style-name="ce17" table:formula="of:=[.B15]*256" office:value-type="float" office:value="9.24877877926516E+033" calcext:value-type="float">
            <text:p>9.24877877926516E+033</text:p>
          </table:table-cell>
          <table:table-cell table:style-name="ce17" table:formula="of:=[.B16]/60" office:value-type="float" office:value="1.54146312987753E+032" calcext:value-type="float">
            <text:p>1.54146312987753E+032</text:p>
          </table:table-cell>
          <table:table-cell table:style-name="ce17" table:formula="of:=[.C16]/60" office:value-type="float" office:value="2.56910521646254E+030" calcext:value-type="float">
            <text:p>2.56910521646254E+030</text:p>
          </table:table-cell>
          <table:table-cell table:style-name="ce17" table:formula="of:=[.D16]/24" office:value-type="float" office:value="1.07046050685939E+029" calcext:value-type="float">
            <text:p>1.07046050685939E+029</text:p>
          </table:table-cell>
          <table:table-cell table:style-name="ce17" table:formula="of:=[.E16]/30" office:value-type="float" office:value="3.56820168953131E+027" calcext:value-type="float">
            <text:p>3.56820168953131E+027</text:p>
          </table:table-cell>
          <table:table-cell table:style-name="ce31" table:formula="of:=[.F16]/12" office:value-type="float" office:value="2.97350140794276E+026" calcext:value-type="float">
            <text:p>2.97350140794276E+026</text:p>
          </table:table-cell>
          <table:table-cell table:number-columns-repeated="1017"/>
        </table:table-row>
        <table:table-row table:style-name="ro1">
          <table:table-cell table:style-name="ce3" table:formula="of:=[.A16]-2" office:value-type="float" office:value="28" calcext:value-type="float">
            <text:p>28</text:p>
          </table:table-cell>
          <table:table-cell table:style-name="ce16" table:formula="of:=[.B16]*256" office:value-type="float" office:value="2.36768736749188E+036" calcext:value-type="float">
            <text:p>2.36768736749188E+036</text:p>
          </table:table-cell>
          <table:table-cell table:style-name="ce16" table:formula="of:=[.B17]/60" office:value-type="float" office:value="3.94614561248647E+034" calcext:value-type="float">
            <text:p>3.94614561248647E+034</text:p>
          </table:table-cell>
          <table:table-cell table:style-name="ce16" table:formula="of:=[.C17]/60" office:value-type="float" office:value="6.57690935414411E+032" calcext:value-type="float">
            <text:p>6.57690935414411E+032</text:p>
          </table:table-cell>
          <table:table-cell table:style-name="ce16" table:formula="of:=[.D17]/24" office:value-type="float" office:value="2.74037889756005E+031" calcext:value-type="float">
            <text:p>2.74037889756005E+031</text:p>
          </table:table-cell>
          <table:table-cell table:style-name="ce16" table:formula="of:=[.E17]/30" office:value-type="float" office:value="9.13459632520016E+029" calcext:value-type="float">
            <text:p>9.13459632520016E+029</text:p>
          </table:table-cell>
          <table:table-cell table:style-name="ce32" table:formula="of:=[.F17]/12" office:value-type="float" office:value="7.61216360433347E+028" calcext:value-type="float">
            <text:p>7.61216360433347E+028</text:p>
          </table:table-cell>
          <table:table-cell table:number-columns-repeated="1017"/>
        </table:table-row>
        <table:table-row table:style-name="ro1">
          <table:table-cell table:style-name="ce2" table:formula="of:=[.A17]-2" office:value-type="float" office:value="26" calcext:value-type="float">
            <text:p>26</text:p>
          </table:table-cell>
          <table:table-cell table:style-name="ce17" table:formula="of:=[.B17]*256" office:value-type="float" office:value="6.06127966077922E+038" calcext:value-type="float">
            <text:p>6.06127966077922E+038</text:p>
          </table:table-cell>
          <table:table-cell table:style-name="ce17" table:formula="of:=[.B18]/60" office:value-type="float" office:value="1.01021327679654E+037" calcext:value-type="float">
            <text:p>1.01021327679654E+037</text:p>
          </table:table-cell>
          <table:table-cell table:style-name="ce17" table:formula="of:=[.C18]/60" office:value-type="float" office:value="1.68368879466089E+035" calcext:value-type="float">
            <text:p>1.68368879466089E+035</text:p>
          </table:table-cell>
          <table:table-cell table:style-name="ce17" table:formula="of:=[.D18]/24" office:value-type="float" office:value="7.01536997775372E+033" calcext:value-type="float">
            <text:p>7.01536997775372E+033</text:p>
          </table:table-cell>
          <table:table-cell table:style-name="ce17" table:formula="of:=[.E18]/30" office:value-type="float" office:value="2.33845665925124E+032" calcext:value-type="float">
            <text:p>2.33845665925124E+032</text:p>
          </table:table-cell>
          <table:table-cell table:style-name="ce31" table:formula="of:=[.F18]/12" office:value-type="float" office:value="1.94871388270937E+031" calcext:value-type="float">
            <text:p>1.94871388270937E+031</text:p>
          </table:table-cell>
          <table:table-cell table:number-columns-repeated="1017"/>
        </table:table-row>
        <table:table-row table:style-name="ro1">
          <table:table-cell table:style-name="ce3" table:formula="of:=[.A18]-2" office:value-type="float" office:value="24" calcext:value-type="float">
            <text:p>24</text:p>
          </table:table-cell>
          <table:table-cell table:style-name="ce16" table:formula="of:=[.B18]*256" office:value-type="float" office:value="1.55168759315948E+041" calcext:value-type="float">
            <text:p>1.55168759315948E+041</text:p>
          </table:table-cell>
          <table:table-cell table:style-name="ce16" table:formula="of:=[.B19]/60" office:value-type="float" office:value="2.58614598859913E+039" calcext:value-type="float">
            <text:p>2.58614598859913E+039</text:p>
          </table:table-cell>
          <table:table-cell table:style-name="ce16" table:formula="of:=[.C19]/60" office:value-type="float" office:value="4.31024331433189E+037" calcext:value-type="float">
            <text:p>4.31024331433189E+037</text:p>
          </table:table-cell>
          <table:table-cell table:style-name="ce16" table:formula="of:=[.D19]/24" office:value-type="float" office:value="1.79593471430495E+036" calcext:value-type="float">
            <text:p>1.79593471430495E+036</text:p>
          </table:table-cell>
          <table:table-cell table:style-name="ce16" table:formula="of:=[.E19]/30" office:value-type="float" office:value="5.98644904768318E+034" calcext:value-type="float">
            <text:p>5.98644904768318E+034</text:p>
          </table:table-cell>
          <table:table-cell table:style-name="ce32" table:formula="of:=[.F19]/12" office:value-type="float" office:value="4.98870753973598E+033" calcext:value-type="float">
            <text:p>4.98870753973598E+033</text:p>
          </table:table-cell>
          <table:table-cell table:number-columns-repeated="1017"/>
        </table:table-row>
        <table:table-row table:style-name="ro1">
          <table:table-cell table:style-name="ce2" table:formula="of:=[.A19]-2" office:value-type="float" office:value="22" calcext:value-type="float">
            <text:p>22</text:p>
          </table:table-cell>
          <table:table-cell table:style-name="ce17" table:formula="of:=[.B19]*256" office:value-type="float" office:value="3.97232023848827E+043" calcext:value-type="float">
            <text:p>3.97232023848827E+043</text:p>
          </table:table-cell>
          <table:table-cell table:style-name="ce17" table:formula="of:=[.B20]/60" office:value-type="float" office:value="6.62053373081378E+041" calcext:value-type="float">
            <text:p>6.62053373081378E+041</text:p>
          </table:table-cell>
          <table:table-cell table:style-name="ce17" table:formula="of:=[.C20]/60" office:value-type="float" office:value="1.10342228846896E+040" calcext:value-type="float">
            <text:p>1.10342228846896E+040</text:p>
          </table:table-cell>
          <table:table-cell table:style-name="ce17" table:formula="of:=[.D20]/24" office:value-type="float" office:value="4.59759286862068E+038" calcext:value-type="float">
            <text:p>4.59759286862068E+038</text:p>
          </table:table-cell>
          <table:table-cell table:style-name="ce17" table:formula="of:=[.E20]/30" office:value-type="float" office:value="1.53253095620689E+037" calcext:value-type="float">
            <text:p>1.53253095620689E+037</text:p>
          </table:table-cell>
          <table:table-cell table:style-name="ce31" table:formula="of:=[.F20]/12" office:value-type="float" office:value="1.27710913017241E+036" calcext:value-type="float">
            <text:p>1.27710913017241E+036</text:p>
          </table:table-cell>
          <table:table-cell table:number-columns-repeated="1017"/>
        </table:table-row>
        <table:table-row table:style-name="ro1">
          <table:table-cell table:style-name="ce3" table:formula="of:=[.A20]-2" office:value-type="float" office:value="20" calcext:value-type="float">
            <text:p>20</text:p>
          </table:table-cell>
          <table:table-cell table:style-name="ce16" table:formula="of:=[.B20]*256" office:value-type="float" office:value="1.016913981053E+046" calcext:value-type="float">
            <text:p>1.016913981053E+046</text:p>
          </table:table-cell>
          <table:table-cell table:style-name="ce16" table:formula="of:=[.B21]/60" office:value-type="float" office:value="1.69485663508833E+044" calcext:value-type="float">
            <text:p>1.69485663508833E+044</text:p>
          </table:table-cell>
          <table:table-cell table:style-name="ce16" table:formula="of:=[.C21]/60" office:value-type="float" office:value="2.82476105848054E+042" calcext:value-type="float">
            <text:p>2.82476105848054E+042</text:p>
          </table:table-cell>
          <table:table-cell table:style-name="ce16" table:formula="of:=[.D21]/24" office:value-type="float" office:value="1.17698377436689E+041" calcext:value-type="float">
            <text:p>1.17698377436689E+041</text:p>
          </table:table-cell>
          <table:table-cell table:style-name="ce16" table:formula="of:=[.E21]/30" office:value-type="float" office:value="3.92327924788965E+039" calcext:value-type="float">
            <text:p>3.92327924788965E+039</text:p>
          </table:table-cell>
          <table:table-cell table:style-name="ce32" table:formula="of:=[.F21]/12" office:value-type="float" office:value="3.26939937324137E+038" calcext:value-type="float">
            <text:p>3.26939937324137E+038</text:p>
          </table:table-cell>
          <table:table-cell table:number-columns-repeated="1017"/>
        </table:table-row>
        <table:table-row table:style-name="ro1">
          <table:table-cell table:style-name="ce2" table:formula="of:=[.A21]-2" office:value-type="float" office:value="18" calcext:value-type="float">
            <text:p>18</text:p>
          </table:table-cell>
          <table:table-cell table:style-name="ce17" table:formula="of:=[.B21]*256" office:value-type="float" office:value="2.60329979149567E+048" calcext:value-type="float">
            <text:p>2.60329979149567E+048</text:p>
          </table:table-cell>
          <table:table-cell table:style-name="ce17" table:formula="of:=[.B22]/60" office:value-type="float" office:value="4.33883298582612E+046" calcext:value-type="float">
            <text:p>4.33883298582612E+046</text:p>
          </table:table-cell>
          <table:table-cell table:style-name="ce17" table:formula="of:=[.C22]/60" office:value-type="float" office:value="7.2313883097102E+044" calcext:value-type="float">
            <text:p>7.2313883097102E+044</text:p>
          </table:table-cell>
          <table:table-cell table:style-name="ce17" table:formula="of:=[.D22]/24" office:value-type="float" office:value="3.01307846237925E+043" calcext:value-type="float">
            <text:p>3.01307846237925E+043</text:p>
          </table:table-cell>
          <table:table-cell table:style-name="ce17" table:formula="of:=[.E22]/30" office:value-type="float" office:value="1.00435948745975E+042" calcext:value-type="float">
            <text:p>1.00435948745975E+042</text:p>
          </table:table-cell>
          <table:table-cell table:style-name="ce31" table:formula="of:=[.F22]/12" office:value-type="float" office:value="8.36966239549791E+040" calcext:value-type="float">
            <text:p>8.36966239549791E+040</text:p>
          </table:table-cell>
          <table:table-cell table:number-columns-repeated="1017"/>
        </table:table-row>
        <table:table-row table:style-name="ro1">
          <table:table-cell table:style-name="ce3" table:formula="of:=[.A22]-2" office:value-type="float" office:value="16" calcext:value-type="float">
            <text:p>16</text:p>
          </table:table-cell>
          <table:table-cell table:style-name="ce16" table:formula="of:=[.B22]*256" office:value-type="float" office:value="6.66444746622892E+050" calcext:value-type="float">
            <text:p>6.66444746622892E+050</text:p>
          </table:table-cell>
          <table:table-cell table:style-name="ce16" table:formula="of:=[.B23]/60" office:value-type="float" office:value="1.11074124437149E+049" calcext:value-type="float">
            <text:p>1.11074124437149E+049</text:p>
          </table:table-cell>
          <table:table-cell table:style-name="ce16" table:formula="of:=[.C23]/60" office:value-type="float" office:value="1.85123540728581E+047" calcext:value-type="float">
            <text:p>1.85123540728581E+047</text:p>
          </table:table-cell>
          <table:table-cell table:style-name="ce16" table:formula="of:=[.D23]/24" office:value-type="float" office:value="7.71348086369088E+045" calcext:value-type="float">
            <text:p>7.71348086369088E+045</text:p>
          </table:table-cell>
          <table:table-cell table:style-name="ce16" table:formula="of:=[.E23]/30" office:value-type="float" office:value="2.57116028789696E+044" calcext:value-type="float">
            <text:p>2.57116028789696E+044</text:p>
          </table:table-cell>
          <table:table-cell table:style-name="ce32" table:formula="of:=[.F23]/12" office:value-type="float" office:value="2.14263357324746E+043" calcext:value-type="float">
            <text:p>2.14263357324746E+043</text:p>
          </table:table-cell>
          <table:table-cell table:number-columns-repeated="1017"/>
        </table:table-row>
        <table:table-row table:style-name="ro1">
          <table:table-cell table:style-name="ce2" table:formula="of:=[.A23]-2" office:value-type="float" office:value="14" calcext:value-type="float">
            <text:p>14</text:p>
          </table:table-cell>
          <table:table-cell table:style-name="ce17" table:formula="of:=[.B23]*256" office:value-type="float" office:value="1.7060985513546E+053" calcext:value-type="float">
            <text:p>1.7060985513546E+053</text:p>
          </table:table-cell>
          <table:table-cell table:style-name="ce17" table:formula="of:=[.B24]/60" office:value-type="float" office:value="2.843497585591E+051" calcext:value-type="float">
            <text:p>2.843497585591E+051</text:p>
          </table:table-cell>
          <table:table-cell table:style-name="ce17" table:formula="of:=[.C24]/60" office:value-type="float" office:value="4.73916264265167E+049" calcext:value-type="float">
            <text:p>4.73916264265167E+049</text:p>
          </table:table-cell>
          <table:table-cell table:style-name="ce17" table:formula="of:=[.D24]/24" office:value-type="float" office:value="1.97465110110486E+048" calcext:value-type="float">
            <text:p>1.97465110110486E+048</text:p>
          </table:table-cell>
          <table:table-cell table:style-name="ce17" table:formula="of:=[.E24]/30" office:value-type="float" office:value="6.58217033701621E+046" calcext:value-type="float">
            <text:p>6.58217033701621E+046</text:p>
          </table:table-cell>
          <table:table-cell table:style-name="ce31" table:formula="of:=[.F24]/12" office:value-type="float" office:value="5.48514194751351E+045" calcext:value-type="float">
            <text:p>5.48514194751351E+045</text:p>
          </table:table-cell>
          <table:table-cell table:number-columns-repeated="1017"/>
        </table:table-row>
        <table:table-row table:style-name="ro1">
          <table:table-cell table:style-name="ce3" table:formula="of:=[.A24]-2" office:value-type="float" office:value="12" calcext:value-type="float">
            <text:p>12</text:p>
          </table:table-cell>
          <table:table-cell table:style-name="ce16" table:formula="of:=[.B24]*256" office:value-type="float" office:value="4.36761229146778E+055" calcext:value-type="float">
            <text:p>4.36761229146778E+055</text:p>
          </table:table-cell>
          <table:table-cell table:style-name="ce16" table:formula="of:=[.B25]/60" office:value-type="float" office:value="7.27935381911297E+053" calcext:value-type="float">
            <text:p>7.27935381911297E+053</text:p>
          </table:table-cell>
          <table:table-cell table:style-name="ce16" table:formula="of:=[.C25]/60" office:value-type="float" office:value="1.21322563651883E+052" calcext:value-type="float">
            <text:p>1.21322563651883E+052</text:p>
          </table:table-cell>
          <table:table-cell table:style-name="ce16" table:formula="of:=[.D25]/24" office:value-type="float" office:value="5.05510681882845E+050" calcext:value-type="float">
            <text:p>5.05510681882845E+050</text:p>
          </table:table-cell>
          <table:table-cell table:style-name="ce16" table:formula="of:=[.E25]/30" office:value-type="float" office:value="1.68503560627615E+049" calcext:value-type="float">
            <text:p>1.68503560627615E+049</text:p>
          </table:table-cell>
          <table:table-cell table:style-name="ce32" table:formula="of:=[.F25]/12" office:value-type="float" office:value="1.40419633856346E+048" calcext:value-type="float">
            <text:p>1.40419633856346E+048</text:p>
          </table:table-cell>
          <table:table-cell table:number-columns-repeated="1017"/>
        </table:table-row>
        <table:table-row table:style-name="ro1">
          <table:table-cell table:style-name="ce2" table:formula="of:=[.A25]-2" office:value-type="float" office:value="10" calcext:value-type="float">
            <text:p>10</text:p>
          </table:table-cell>
          <table:table-cell table:style-name="ce17" table:formula="of:=[.B25]*256" office:value-type="float" office:value="1.11810874661575E+058" calcext:value-type="float">
            <text:p>1.11810874661575E+058</text:p>
          </table:table-cell>
          <table:table-cell table:style-name="ce17" table:formula="of:=[.B26]/60" office:value-type="float" office:value="1.86351457769292E+056" calcext:value-type="float">
            <text:p>1.86351457769292E+056</text:p>
          </table:table-cell>
          <table:table-cell table:style-name="ce17" table:formula="of:=[.C26]/60" office:value-type="float" office:value="3.1058576294882E+054" calcext:value-type="float">
            <text:p>3.1058576294882E+054</text:p>
          </table:table-cell>
          <table:table-cell table:style-name="ce17" table:formula="of:=[.D26]/24" office:value-type="float" office:value="1.29410734562008E+053" calcext:value-type="float">
            <text:p>1.29410734562008E+053</text:p>
          </table:table-cell>
          <table:table-cell table:style-name="ce17" table:formula="of:=[.E26]/30" office:value-type="float" office:value="4.31369115206695E+051" calcext:value-type="float">
            <text:p>4.31369115206695E+051</text:p>
          </table:table-cell>
          <table:table-cell table:style-name="ce31" table:formula="of:=[.F26]/12" office:value-type="float" office:value="3.59474262672245E+050" calcext:value-type="float">
            <text:p>3.59474262672245E+050</text:p>
          </table:table-cell>
          <table:table-cell table:number-columns-repeated="1017"/>
        </table:table-row>
        <table:table-row table:style-name="ro1">
          <table:table-cell table:style-name="ce3" table:formula="of:=[.A26]-2" office:value-type="float" office:value="8" calcext:value-type="float">
            <text:p>8</text:p>
          </table:table-cell>
          <table:table-cell table:style-name="ce16" table:formula="of:=[.B26]*256" office:value-type="float" office:value="2.86235839133633E+060" calcext:value-type="float">
            <text:p>2.86235839133633E+060</text:p>
          </table:table-cell>
          <table:table-cell table:style-name="ce16" table:formula="of:=[.B27]/60" office:value-type="float" office:value="4.77059731889388E+058" calcext:value-type="float">
            <text:p>4.77059731889388E+058</text:p>
          </table:table-cell>
          <table:table-cell table:style-name="ce16" table:formula="of:=[.C27]/60" office:value-type="float" office:value="7.95099553148979E+056" calcext:value-type="float">
            <text:p>7.95099553148979E+056</text:p>
          </table:table-cell>
          <table:table-cell table:style-name="ce16" table:formula="of:=[.D27]/24" office:value-type="float" office:value="3.31291480478741E+055" calcext:value-type="float">
            <text:p>3.31291480478741E+055</text:p>
          </table:table-cell>
          <table:table-cell table:style-name="ce16" table:formula="of:=[.E27]/30" office:value-type="float" office:value="1.10430493492914E+054" calcext:value-type="float">
            <text:p>1.10430493492914E+054</text:p>
          </table:table-cell>
          <table:table-cell table:style-name="ce32" table:formula="of:=[.F27]/12" office:value-type="float" office:value="9.20254112440948E+052" calcext:value-type="float">
            <text:p>9.20254112440948E+052</text:p>
          </table:table-cell>
          <table:table-cell table:number-columns-repeated="1017"/>
        </table:table-row>
        <table:table-row table:style-name="ro1">
          <table:table-cell table:style-name="ce2" table:formula="of:=[.A27]-2" office:value-type="float" office:value="6" calcext:value-type="float">
            <text:p>6</text:p>
          </table:table-cell>
          <table:table-cell table:style-name="ce17" table:formula="of:=[.B27]*256" office:value-type="float" office:value="7.327637481821E+062" calcext:value-type="float">
            <text:p>7.327637481821E+062</text:p>
          </table:table-cell>
          <table:table-cell table:style-name="ce17" table:formula="of:=[.B28]/60" office:value-type="float" office:value="1.22127291363683E+061" calcext:value-type="float">
            <text:p>1.22127291363683E+061</text:p>
          </table:table-cell>
          <table:table-cell table:style-name="ce17" table:formula="of:=[.C28]/60" office:value-type="float" office:value="2.03545485606139E+059" calcext:value-type="float">
            <text:p>2.03545485606139E+059</text:p>
          </table:table-cell>
          <table:table-cell table:style-name="ce17" table:formula="of:=[.D28]/24" office:value-type="float" office:value="8.48106190025578E+057" calcext:value-type="float">
            <text:p>8.48106190025578E+057</text:p>
          </table:table-cell>
          <table:table-cell table:style-name="ce17" table:formula="of:=[.E28]/30" office:value-type="float" office:value="2.82702063341859E+056" calcext:value-type="float">
            <text:p>2.82702063341859E+056</text:p>
          </table:table-cell>
          <table:table-cell table:style-name="ce31" table:formula="of:=[.F28]/12" office:value-type="float" office:value="2.35585052784883E+055" calcext:value-type="float">
            <text:p>2.35585052784883E+055</text:p>
          </table:table-cell>
          <table:table-cell table:number-columns-repeated="1017"/>
        </table:table-row>
        <table:table-row table:style-name="ro1">
          <table:table-cell table:style-name="ce3" table:formula="of:=[.A28]-2" office:value-type="float" office:value="4" calcext:value-type="float">
            <text:p>4</text:p>
          </table:table-cell>
          <table:table-cell table:style-name="ce16" table:formula="of:=[.B28]*256" office:value-type="float" office:value="1.87587519534618E+065" calcext:value-type="float">
            <text:p>1.87587519534618E+065</text:p>
          </table:table-cell>
          <table:table-cell table:style-name="ce16" table:formula="of:=[.B29]/60" office:value-type="float" office:value="3.12645865891029E+063" calcext:value-type="float">
            <text:p>3.12645865891029E+063</text:p>
          </table:table-cell>
          <table:table-cell table:style-name="ce16" table:formula="of:=[.C29]/60" office:value-type="float" office:value="5.21076443151715E+061" calcext:value-type="float">
            <text:p>5.21076443151715E+061</text:p>
          </table:table-cell>
          <table:table-cell table:style-name="ce16" table:formula="of:=[.D29]/24" office:value-type="float" office:value="2.17115184646548E+060" calcext:value-type="float">
            <text:p>2.17115184646548E+060</text:p>
          </table:table-cell>
          <table:table-cell table:style-name="ce16" table:formula="of:=[.E29]/30" office:value-type="float" office:value="7.2371728215516E+058" calcext:value-type="float">
            <text:p>7.2371728215516E+058</text:p>
          </table:table-cell>
          <table:table-cell table:style-name="ce32" table:formula="of:=[.F29]/12" office:value-type="float" office:value="6.030977351293E+057" calcext:value-type="float">
            <text:p>6.030977351293E+057</text:p>
          </table:table-cell>
          <table:table-cell table:number-columns-repeated="1017"/>
        </table:table-row>
        <table:table-row table:style-name="ro1">
          <table:table-cell table:style-name="ce2" table:formula="of:=[.A29]-2" office:value-type="float" office:value="2" calcext:value-type="float">
            <text:p>2</text:p>
          </table:table-cell>
          <table:table-cell table:style-name="ce17" table:formula="of:=[.B29]*256" office:value-type="float" office:value="4.80224050008621E+067" calcext:value-type="float">
            <text:p>4.80224050008621E+067</text:p>
          </table:table-cell>
          <table:table-cell table:style-name="ce17" table:formula="of:=[.B30]/60" office:value-type="float" office:value="8.00373416681035E+065" calcext:value-type="float">
            <text:p>8.00373416681035E+065</text:p>
          </table:table-cell>
          <table:table-cell table:style-name="ce17" table:formula="of:=[.C30]/60" office:value-type="float" office:value="1.33395569446839E+064" calcext:value-type="float">
            <text:p>1.33395569446839E+064</text:p>
          </table:table-cell>
          <table:table-cell table:style-name="ce17" table:formula="of:=[.D30]/24" office:value-type="float" office:value="5.55814872695163E+062" calcext:value-type="float">
            <text:p>5.55814872695163E+062</text:p>
          </table:table-cell>
          <table:table-cell table:style-name="ce17" table:formula="of:=[.E30]/30" office:value-type="float" office:value="1.85271624231721E+061" calcext:value-type="float">
            <text:p>1.85271624231721E+061</text:p>
          </table:table-cell>
          <table:table-cell table:style-name="ce31" table:formula="of:=[.F30]/12" office:value-type="float" office:value="1.54393020193101E+060" calcext:value-type="float">
            <text:p>1.54393020193101E+060</text:p>
          </table:table-cell>
          <table:table-cell table:number-columns-repeated="1017"/>
        </table:table-row>
        <table:table-row table:style-name="ro1">
          <table:table-cell table:style-name="ce4" table:formula="of:=[.A30]-2" office:value-type="float" office:value="0" calcext:value-type="float">
            <text:p>0</text:p>
          </table:table-cell>
          <table:table-cell table:style-name="ce18" table:formula="of:=[.B30]*256" office:value-type="float" office:value="1.22937356802207E+070" calcext:value-type="float">
            <text:p>1.22937356802207E+070</text:p>
          </table:table-cell>
          <table:table-cell table:style-name="ce18" table:formula="of:=[.B31]/60" office:value-type="float" office:value="2.04895594670345E+068" calcext:value-type="float">
            <text:p>2.04895594670345E+068</text:p>
          </table:table-cell>
          <table:table-cell table:style-name="ce18" table:formula="of:=[.C31]/60" office:value-type="float" office:value="3.41492657783908E+066" calcext:value-type="float">
            <text:p>3.41492657783908E+066</text:p>
          </table:table-cell>
          <table:table-cell table:style-name="ce18" table:formula="of:=[.D31]/24" office:value-type="float" office:value="1.42288607409962E+065" calcext:value-type="float">
            <text:p>1.42288607409962E+065</text:p>
          </table:table-cell>
          <table:table-cell table:style-name="ce18" table:formula="of:=[.E31]/30" office:value-type="float" office:value="4.74295358033206E+063" calcext:value-type="float">
            <text:p>4.74295358033206E+063</text:p>
          </table:table-cell>
          <table:table-cell table:style-name="ce33" table:formula="of:=[.F31]/12" office:value-type="float" office:value="3.95246131694338E+062" calcext:value-type="float">
            <text:p>3.95246131694338E+06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ożliwości kluczy:</text:p>
          </table:table-cell>
          <table:table-cell table:formula="of:=POWER(256;32)" office:value-type="float" office:value="1.15792089237316E+077" calcext:value-type="float">
            <text:p>1.15792089237316E+07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czekiwana ilość:</text:p>
          </table:table-cell>
          <table:table-cell table:formula="of:=[.B33]/2" office:value-type="float" office:value="5.78960446186581E+076" calcext:value-type="float">
            <text:p>5.78960446186581E+076</text:p>
          </table:table-cell>
          <table:table-cell table:number-columns-repeated="1022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/>
          <table:table-cell table:style-name="ce19" office:value-type="string" calcext:value-type="string">
            <text:p>GHz</text:p>
          </table:table-cell>
          <table:table-cell table:style-name="ce24" office:value-type="string" calcext:value-type="string">
            <text:p>#Cores</text:p>
          </table:table-cell>
          <table:table-cell/>
          <table:table-cell table:style-name="ce7"/>
          <table:table-cell table:style-name="ce21" office:value-type="string" calcext:value-type="string">
            <text:p>Godzina:</text:p>
          </table:table-cell>
          <table:table-cell table:style-name="ce24" office:value-type="string" calcext:value-type="string">
            <text:p>Miesiąc: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Laptop:</text:p>
          </table:table-cell>
          <table:table-cell table:style-name="ce16" office:value-type="float" office:value="3.1" calcext:value-type="float">
            <text:p>3.1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27" office:value-type="string" calcext:value-type="string">
            <text:p>Koszt:</text:p>
          </table:table-cell>
          <table:table-cell table:style-name="ce23" office:value-type="float" office:value="2.8678" calcext:value-type="float">
            <text:p>2.8678</text:p>
          </table:table-cell>
          <table:table-cell table:style-name="ce29" office:value-type="float" office:value="1674.8" calcext:value-type="float">
            <text:p>1674.8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oogle N2 high-CPU (<text:a xlink:href="https://cloud.google.com/compute/all-pricing" xlink:type="simple">https://cloud.google.com/compute/all-pricing</text:a>)</text:p>
          </table:table-cell>
          <table:table-cell table:style-name="ce16" office:value-type="float" office:value="3.9" calcext:value-type="float">
            <text:p>3.9</text:p>
          </table:table-cell>
          <table:table-cell table:style-name="ce25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iv:</text:p>
          </table:table-cell>
          <table:table-cell table:style-name="ce16" table:formula="of:=[.B38]/[.B37]" office:value-type="float" office:value="1.25806451612903" calcext:value-type="float">
            <text:p>1.25806451612903</text:p>
          </table:table-cell>
          <table:table-cell table:style-name="ce25" table:formula="of:=[.C38]/[.C37]" office:value-type="float" office:value="20" calcext:value-type="float">
            <text:p>2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 office:value-type="string" calcext:value-type="string">
            <text:p>Przyspieszenie:</text:p>
          </table:table-cell>
          <table:table-cell table:style-name="ce20" table:formula="of:=[.C39]*[.B39]" office:value-type="float" office:value="25.1612903225806" calcext:value-type="float">
            <text:p>25.1612903225806</text:p>
          </table:table-cell>
          <table:table-cell table:style-name="ce2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Długość znanego klucza (nibble):</text:p>
          </table:table-cell>
          <table:table-cell table:style-name="ce21" office:value-type="string" calcext:value-type="string">
            <text:p>Czas (s):</text:p>
          </table:table-cell>
          <table:table-cell table:style-name="ce21" office:value-type="string" calcext:value-type="string">
            <text:p>Czas (m):</text:p>
          </table:table-cell>
          <table:table-cell table:style-name="ce21" office:value-type="string" calcext:value-type="string">
            <text:p>Czas (h):</text:p>
          </table:table-cell>
          <table:table-cell table:style-name="ce21" office:value-type="string" calcext:value-type="string">
            <text:p>Czas (D):</text:p>
          </table:table-cell>
          <table:table-cell table:style-name="ce21" office:value-type="string" calcext:value-type="string">
            <text:p>Czas (M):</text:p>
          </table:table-cell>
          <table:table-cell table:style-name="ce21" office:value-type="string" calcext:value-type="string">
            <text:p>Czas (Y):</text:p>
          </table:table-cell>
          <table:table-cell table:style-name="ce24" office:value-type="string" calcext:value-type="string">
            <text:p>Koszt ($):</text:p>
          </table:table-cell>
          <table:table-cell table:number-columns-repeated="1016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5" table:formula="of:=[.B2]/[.B40]" office:value-type="float" office:value="0.0993589743589744" calcext:value-type="float">
            <text:p>0.099358974358974</text:p>
          </table:table-cell>
          <table:table-cell table:style-name="ce17" table:formula="of:=[.B43]/60" office:value-type="float" office:value="0.00165598290598291" calcext:value-type="float">
            <text:p>0.001655982905983</text:p>
          </table:table-cell>
          <table:table-cell table:style-name="ce17" table:formula="of:=[.C43]/60" office:value-type="float" office:value="0.0000275997150997151" calcext:value-type="float">
            <text:p>2.75997150997151E-05</text:p>
          </table:table-cell>
          <table:table-cell table:style-name="ce17" table:formula="of:=[.D43]/24" office:value-type="float" office:value="0.0000011499881291548" calcext:value-type="float">
            <text:p>1.1499881291548E-06</text:p>
          </table:table-cell>
          <table:table-cell table:style-name="ce17" table:formula="of:=[.E43]/30" office:value-type="float" office:value="0.0000000383329376384932" calcext:value-type="float">
            <text:p>3.83329376384932E-08</text:p>
          </table:table-cell>
          <table:table-cell table:style-name="ce34" table:formula="of:=[.F43]/12" office:value-type="float" office:value="0.00000000319441146987443" calcext:value-type="float">
            <text:p>3.19441146987443E-09</text:p>
          </table:table-cell>
          <table:table-cell table:style-name="ce28" table:formula="of:=[.$I$43]*[.F43]" office:value-type="float" office:value="0.0000642000039569484" calcext:value-type="float">
            <text:p>6.42000039569484E-05</text:p>
          </table:table-cell>
          <table:table-cell table:style-name="ce37" table:formula="of:=[.G37]" office:value-type="float" office:value="1674.8" calcext:value-type="float">
            <text:p>1674.8</text:p>
          </table:table-cell>
          <table:table-cell table:style-name="ce37" table:formula="of:=[.F37]" office:value-type="float" office:value="2.8678" calcext:value-type="float">
            <text:p>2.8678</text:p>
          </table:table-cell>
          <table:table-cell table:number-columns-repeated="1014"/>
        </table:table-row>
        <table:table-row table:style-name="ro1">
          <table:table-cell table:style-name="ce11" table:formula="of:=[.A43]-2" office:value-type="float" office:value="56" calcext:value-type="float">
            <text:p>56</text:p>
          </table:table-cell>
          <table:table-cell table:style-name="ce16" table:formula="of:=[.B3]/[.B40]" office:value-type="float" office:value="18.1230769230769" calcext:value-type="float">
            <text:p>18.1230769230769</text:p>
          </table:table-cell>
          <table:table-cell table:style-name="ce16" table:formula="of:=[.B44]/60" office:value-type="float" office:value="0.302051282051282" calcext:value-type="float">
            <text:p>0.302051282051282</text:p>
          </table:table-cell>
          <table:table-cell table:style-name="ce16" table:formula="of:=[.C44]/60" office:value-type="float" office:value="0.00503418803418803" calcext:value-type="float">
            <text:p>0.005034188034188</text:p>
          </table:table-cell>
          <table:table-cell table:style-name="ce16" table:formula="of:=[.D44]/24" office:value-type="float" office:value="0.000209757834757835" calcext:value-type="float">
            <text:p>0.000209757834758</text:p>
          </table:table-cell>
          <table:table-cell table:style-name="ce16" table:formula="of:=[.E44]/30" office:value-type="float" office:value="0.00000699192782526116" calcext:value-type="float">
            <text:p>6.99192782526116E-06</text:p>
          </table:table-cell>
          <table:table-cell table:style-name="ce35" table:formula="of:=[.F44]/12" office:value-type="float" office:value="0.000000582660652105097" calcext:value-type="float">
            <text:p>5.82660652105097E-07</text:p>
          </table:table-cell>
          <table:table-cell table:style-name="ce25" table:formula="of:=[.$I$43]*[.F44]" office:value-type="float" office:value="0.0117100807217474" calcext:value-type="float">
            <text:p>0.011710080721747</text:p>
          </table:table-cell>
          <table:table-cell table:number-columns-repeated="1016"/>
        </table:table-row>
        <table:table-row table:style-name="ro1">
          <table:table-cell table:style-name="ce10" table:formula="of:=[.A44]-2" office:value-type="float" office:value="54" calcext:value-type="float">
            <text:p>54</text:p>
          </table:table-cell>
          <table:table-cell table:style-name="ce17" table:formula="of:=[.B44]*256" office:value-type="float" office:value="4639.50769230769" calcext:value-type="float">
            <text:p>4639.50769230769</text:p>
          </table:table-cell>
          <table:table-cell table:style-name="ce17" table:formula="of:=[.B45]/60" office:value-type="float" office:value="77.3251282051282" calcext:value-type="float">
            <text:p>77.3251282051282</text:p>
          </table:table-cell>
          <table:table-cell table:style-name="ce17" table:formula="of:=[.C45]/60" office:value-type="float" office:value="1.28875213675214" calcext:value-type="float">
            <text:p>1.28875213675214</text:p>
          </table:table-cell>
          <table:table-cell table:style-name="ce17" table:formula="of:=[.D45]/24" office:value-type="float" office:value="0.0536980056980057" calcext:value-type="float">
            <text:p>0.053698005698006</text:p>
          </table:table-cell>
          <table:table-cell table:style-name="ce17" table:formula="of:=[.E45]/30" office:value-type="float" office:value="0.00178993352326686" calcext:value-type="float">
            <text:p>0.001789933523267</text:p>
          </table:table-cell>
          <table:table-cell table:style-name="ce34" table:formula="of:=[.F45]/12" office:value-type="float" office:value="0.000149161126938905" calcext:value-type="float">
            <text:p>0.000149161126939</text:p>
          </table:table-cell>
          <table:table-cell table:style-name="ce28" table:formula="of:=[.$I$43]*[.F45]" office:value-type="float" office:value="2.99778066476733" calcext:value-type="float">
            <text:p>2.99778066476733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1" table:formula="of:=[.A45]-2" office:value-type="float" office:value="52" calcext:value-type="float">
            <text:p>52</text:p>
          </table:table-cell>
          <table:table-cell table:style-name="ce16" table:formula="of:=[.B45]*256" office:value-type="float" office:value="1187713.96923077" calcext:value-type="float">
            <text:p>1187713.96923077</text:p>
          </table:table-cell>
          <table:table-cell table:style-name="ce16" table:formula="of:=[.B46]/60" office:value-type="float" office:value="19795.2328205128" calcext:value-type="float">
            <text:p>19795.2328205128</text:p>
          </table:table-cell>
          <table:table-cell table:style-name="ce16" table:formula="of:=[.C46]/60" office:value-type="float" office:value="329.920547008547" calcext:value-type="float">
            <text:p>329.920547008547</text:p>
          </table:table-cell>
          <table:table-cell table:style-name="ce16" table:formula="of:=[.D46]/24" office:value-type="float" office:value="13.7466894586895" calcext:value-type="float">
            <text:p>13.7466894586895</text:p>
          </table:table-cell>
          <table:table-cell table:style-name="ce16" table:formula="of:=[.E46]/30" office:value-type="float" office:value="0.458222981956315" calcext:value-type="float">
            <text:p>0.458222981956315</text:p>
          </table:table-cell>
          <table:table-cell table:style-name="ce35" table:formula="of:=[.F46]/12" office:value-type="float" office:value="0.0381852484963596" calcext:value-type="float">
            <text:p>0.03818524849636</text:p>
          </table:table-cell>
          <table:table-cell table:style-name="ce25" table:formula="of:=[.$I$43]*[.F46]" office:value-type="float" office:value="767.431850180437" calcext:value-type="float">
            <text:p>767.431850180437</text:p>
          </table:table-cell>
          <table:table-cell table:number-columns-repeated="1016"/>
        </table:table-row>
        <table:table-row table:style-name="ro1">
          <table:table-cell table:style-name="ce10" table:formula="of:=[.A46]-2" office:value-type="float" office:value="50" calcext:value-type="float">
            <text:p>50</text:p>
          </table:table-cell>
          <table:table-cell table:style-name="ce17" table:formula="of:=[.B46]*256" office:value-type="float" office:value="304054776.123077" calcext:value-type="float">
            <text:p>304054776.123077</text:p>
          </table:table-cell>
          <table:table-cell table:style-name="ce17" table:formula="of:=[.B47]/60" office:value-type="float" office:value="5067579.60205128" calcext:value-type="float">
            <text:p>5067579.60205128</text:p>
          </table:table-cell>
          <table:table-cell table:style-name="ce17" table:formula="of:=[.C47]/60" office:value-type="float" office:value="84459.660034188" calcext:value-type="float">
            <text:p>84459.660034188</text:p>
          </table:table-cell>
          <table:table-cell table:style-name="ce17" table:formula="of:=[.D47]/24" office:value-type="float" office:value="3519.1525014245" calcext:value-type="float">
            <text:p>3519.1525014245</text:p>
          </table:table-cell>
          <table:table-cell table:style-name="ce17" table:formula="of:=[.E47]/30" office:value-type="float" office:value="117.305083380817" calcext:value-type="float">
            <text:p>117.305083380817</text:p>
          </table:table-cell>
          <table:table-cell table:style-name="ce34" table:formula="of:=[.F47]/12" office:value-type="float" office:value="9.77542361506806" calcext:value-type="float">
            <text:p>9.77542361506806</text:p>
          </table:table-cell>
          <table:table-cell table:style-name="ce28" table:formula="of:=[.$I$43]*[.F47]" office:value-type="float" office:value="196462.553646192" calcext:value-type="float">
            <text:p>196462.553646192</text:p>
          </table:table-cell>
          <table:table-cell table:number-columns-repeated="1016"/>
        </table:table-row>
        <table:table-row table:style-name="ro1">
          <table:table-cell table:style-name="ce11" table:formula="of:=[.A47]-2" office:value-type="float" office:value="48" calcext:value-type="float">
            <text:p>48</text:p>
          </table:table-cell>
          <table:table-cell table:style-name="ce16" table:formula="of:=[.B47]*256" office:value-type="float" office:value="77838022687.5077" calcext:value-type="float">
            <text:p>77838022687.5077</text:p>
          </table:table-cell>
          <table:table-cell table:style-name="ce16" table:formula="of:=[.B48]/60" office:value-type="float" office:value="1297300378.12513" calcext:value-type="float">
            <text:p>1297300378.12513</text:p>
          </table:table-cell>
          <table:table-cell table:style-name="ce16" table:formula="of:=[.C48]/60" office:value-type="float" office:value="21621672.9687521" calcext:value-type="float">
            <text:p>21621672.9687521</text:p>
          </table:table-cell>
          <table:table-cell table:style-name="ce16" table:formula="of:=[.D48]/24" office:value-type="float" office:value="900903.040364672" calcext:value-type="float">
            <text:p>900903.040364672</text:p>
          </table:table-cell>
          <table:table-cell table:style-name="ce16" table:formula="of:=[.E48]/30" office:value-type="float" office:value="30030.1013454891" calcext:value-type="float">
            <text:p>30030.1013454891</text:p>
          </table:table-cell>
          <table:table-cell table:style-name="ce35" table:formula="of:=[.F48]/12" office:value-type="float" office:value="2502.50844545742" calcext:value-type="float">
            <text:p>2502.50844545742</text:p>
          </table:table-cell>
          <table:table-cell table:style-name="ce25" table:formula="of:=[.$I$43]*[.F48]" office:value-type="float" office:value="50294413.7334251" calcext:value-type="float">
            <text:p>50294413.7334251</text:p>
          </table:table-cell>
          <table:table-cell table:number-columns-repeated="1016"/>
        </table:table-row>
        <table:table-row table:style-name="ro1">
          <table:table-cell table:style-name="ce10" table:formula="of:=[.A48]-2" office:value-type="float" office:value="46" calcext:value-type="float">
            <text:p>46</text:p>
          </table:table-cell>
          <table:table-cell table:style-name="ce17" table:formula="of:=[.B48]*256" office:value-type="float" office:value="19926533808002" calcext:value-type="float">
            <text:p>19926533808002</text:p>
          </table:table-cell>
          <table:table-cell table:style-name="ce17" table:formula="of:=[.B49]/60" office:value-type="float" office:value="332108896800.033" calcext:value-type="float">
            <text:p>332108896800.033</text:p>
          </table:table-cell>
          <table:table-cell table:style-name="ce17" table:formula="of:=[.C49]/60" office:value-type="float" office:value="5535148280.00055" calcext:value-type="float">
            <text:p>5535148280.00055</text:p>
          </table:table-cell>
          <table:table-cell table:style-name="ce17" table:formula="of:=[.D49]/24" office:value-type="float" office:value="230631178.333356" calcext:value-type="float">
            <text:p>230631178.333356</text:p>
          </table:table-cell>
          <table:table-cell table:style-name="ce17" table:formula="of:=[.E49]/30" office:value-type="float" office:value="7687705.94444521" calcext:value-type="float">
            <text:p>7687705.94444521</text:p>
          </table:table-cell>
          <table:table-cell table:style-name="ce34" table:formula="of:=[.F49]/12" office:value-type="float" office:value="640642.1620371" calcext:value-type="float">
            <text:p>640642.1620371</text:p>
          </table:table-cell>
          <table:table-cell table:style-name="ce28" table:formula="of:=[.$I$43]*[.F49]" office:value-type="float" office:value="12875369915.7568" calcext:value-type="float">
            <text:p>12875369915.7568</text:p>
          </table:table-cell>
          <table:table-cell table:number-columns-repeated="1016"/>
        </table:table-row>
        <table:table-row table:style-name="ro1">
          <table:table-cell table:style-name="ce11" table:formula="of:=[.A49]-2" office:value-type="float" office:value="44" calcext:value-type="float">
            <text:p>44</text:p>
          </table:table-cell>
          <table:table-cell table:style-name="ce16" table:formula="of:=[.B49]*256" office:value-type="float" office:value="5101192654848504" calcext:value-type="float">
            <text:p>5101192654848504</text:p>
          </table:table-cell>
          <table:table-cell table:style-name="ce16" table:formula="of:=[.B50]/60" office:value-type="float" office:value="85019877580808.4" calcext:value-type="float">
            <text:p>85019877580808.4</text:p>
          </table:table-cell>
          <table:table-cell table:style-name="ce16" table:formula="of:=[.C50]/60" office:value-type="float" office:value="1416997959680.14" calcext:value-type="float">
            <text:p>1416997959680.14</text:p>
          </table:table-cell>
          <table:table-cell table:style-name="ce16" table:formula="of:=[.D50]/24" office:value-type="float" office:value="59041581653.3392" calcext:value-type="float">
            <text:p>59041581653.3392</text:p>
          </table:table-cell>
          <table:table-cell table:style-name="ce16" table:formula="of:=[.E50]/30" office:value-type="float" office:value="1968052721.77797" calcext:value-type="float">
            <text:p>1968052721.77797</text:p>
          </table:table-cell>
          <table:table-cell table:style-name="ce35" table:formula="of:=[.F50]/12" office:value-type="float" office:value="164004393.481498" calcext:value-type="float">
            <text:p>164004393.481498</text:p>
          </table:table-cell>
          <table:table-cell table:style-name="ce25" table:formula="of:=[.$I$43]*[.F50]" office:value-type="float" office:value="3296094698433.75" calcext:value-type="float">
            <text:p>3296094698433.75</text:p>
          </table:table-cell>
          <table:table-cell table:number-columns-repeated="1016"/>
        </table:table-row>
        <table:table-row table:style-name="ro1">
          <table:table-cell table:style-name="ce10" table:formula="of:=[.A50]-2" office:value-type="float" office:value="42" calcext:value-type="float">
            <text:p>42</text:p>
          </table:table-cell>
          <table:table-cell table:style-name="ce17" table:formula="of:=[.B50]*256" office:value-type="float" office:value="1.30590531964122E+018" calcext:value-type="float">
            <text:p>1.30590531964122E+018</text:p>
          </table:table-cell>
          <table:table-cell table:style-name="ce17" table:formula="of:=[.B51]/60" office:value-type="float" office:value="2.17650886606869E+016" calcext:value-type="float">
            <text:p>2.17650886606869E+016</text:p>
          </table:table-cell>
          <table:table-cell table:style-name="ce17" table:formula="of:=[.C51]/60" office:value-type="float" office:value="362751477678116" calcext:value-type="float">
            <text:p>362751477678116</text:p>
          </table:table-cell>
          <table:table-cell table:style-name="ce17" table:formula="of:=[.D51]/24" office:value-type="float" office:value="15114644903254.8" calcext:value-type="float">
            <text:p>15114644903254.8</text:p>
          </table:table-cell>
          <table:table-cell table:style-name="ce17" table:formula="of:=[.E51]/30" office:value-type="float" office:value="503821496775.161" calcext:value-type="float">
            <text:p>503821496775.161</text:p>
          </table:table-cell>
          <table:table-cell table:style-name="ce34" table:formula="of:=[.F51]/12" office:value-type="float" office:value="41985124731.2634" calcext:value-type="float">
            <text:p>41985124731.2634</text:p>
          </table:table-cell>
          <table:table-cell table:style-name="ce28" table:formula="of:=[.$I$43]*[.F51]" office:value-type="float" office:value="843800242799039" calcext:value-type="float">
            <text:p>843800242799039</text:p>
          </table:table-cell>
          <table:table-cell table:number-columns-repeated="1016"/>
        </table:table-row>
        <table:table-row table:style-name="ro1">
          <table:table-cell table:style-name="ce11" table:formula="of:=[.A51]-2" office:value-type="float" office:value="40" calcext:value-type="float">
            <text:p>40</text:p>
          </table:table-cell>
          <table:table-cell table:style-name="ce16" table:formula="of:=[.B51]*256" office:value-type="float" office:value="3.34311761828152E+020" calcext:value-type="float">
            <text:p>3.34311761828152E+020</text:p>
          </table:table-cell>
          <table:table-cell table:style-name="ce16" table:formula="of:=[.B52]/60" office:value-type="float" office:value="5.57186269713586E+018" calcext:value-type="float">
            <text:p>5.57186269713586E+018</text:p>
          </table:table-cell>
          <table:table-cell table:style-name="ce16" table:formula="of:=[.C52]/60" office:value-type="float" office:value="9.28643782855977E+016" calcext:value-type="float">
            <text:p>9.28643782855977E+016</text:p>
          </table:table-cell>
          <table:table-cell table:style-name="ce16" table:formula="of:=[.D52]/24" office:value-type="float" office:value="3869349095233236" calcext:value-type="float">
            <text:p>3869349095233236</text:p>
          </table:table-cell>
          <table:table-cell table:style-name="ce16" table:formula="of:=[.E52]/30" office:value-type="float" office:value="128978303174441" calcext:value-type="float">
            <text:p>128978303174441</text:p>
          </table:table-cell>
          <table:table-cell table:style-name="ce35" table:formula="of:=[.F52]/12" office:value-type="float" office:value="10748191931203.4" calcext:value-type="float">
            <text:p>10748191931203.4</text:p>
          </table:table-cell>
          <table:table-cell table:style-name="ce25" table:formula="of:=[.$I$43]*[.F52]" office:value-type="float" office:value="2.16012862156554E+017" calcext:value-type="float">
            <text:p>2.16012862156554E+017</text:p>
          </table:table-cell>
          <table:table-cell table:number-columns-repeated="1016"/>
        </table:table-row>
        <table:table-row table:style-name="ro1">
          <table:table-cell table:style-name="ce10" table:formula="of:=[.A52]-2" office:value-type="float" office:value="38" calcext:value-type="float">
            <text:p>38</text:p>
          </table:table-cell>
          <table:table-cell table:style-name="ce17" table:formula="of:=[.B52]*256" office:value-type="float" office:value="8.55838110280068E+022" calcext:value-type="float">
            <text:p>8.55838110280068E+022</text:p>
          </table:table-cell>
          <table:table-cell table:style-name="ce17" table:formula="of:=[.B53]/60" office:value-type="float" office:value="1.42639685046678E+021" calcext:value-type="float">
            <text:p>1.42639685046678E+021</text:p>
          </table:table-cell>
          <table:table-cell table:style-name="ce17" table:formula="of:=[.C53]/60" office:value-type="float" office:value="2.3773280841113E+019" calcext:value-type="float">
            <text:p>2.3773280841113E+019</text:p>
          </table:table-cell>
          <table:table-cell table:style-name="ce17" table:formula="of:=[.D53]/24" office:value-type="float" office:value="9.90553368379709E+017" calcext:value-type="float">
            <text:p>9.90553368379709E+017</text:p>
          </table:table-cell>
          <table:table-cell table:style-name="ce17" table:formula="of:=[.E53]/30" office:value-type="float" office:value="3.30184456126569E+016" calcext:value-type="float">
            <text:p>3.30184456126569E+016</text:p>
          </table:table-cell>
          <table:table-cell table:style-name="ce34" table:formula="of:=[.F53]/12" office:value-type="float" office:value="2751537134388079" calcext:value-type="float">
            <text:p>2751537134388079</text:p>
          </table:table-cell>
          <table:table-cell table:style-name="ce28" table:formula="of:=[.$I$43]*[.F53]" office:value-type="float" office:value="5.52992927120779E+019" calcext:value-type="float">
            <text:p>5.52992927120779E+019</text:p>
          </table:table-cell>
          <table:table-cell table:number-columns-repeated="1016"/>
        </table:table-row>
        <table:table-row table:style-name="ro1">
          <table:table-cell table:style-name="ce11" table:formula="of:=[.A53]-2" office:value-type="float" office:value="36" calcext:value-type="float">
            <text:p>36</text:p>
          </table:table-cell>
          <table:table-cell table:style-name="ce16" table:formula="of:=[.B53]*256" office:value-type="float" office:value="2.19094556231697E+025" calcext:value-type="float">
            <text:p>2.19094556231697E+025</text:p>
          </table:table-cell>
          <table:table-cell table:style-name="ce16" table:formula="of:=[.B54]/60" office:value-type="float" office:value="3.65157593719496E+023" calcext:value-type="float">
            <text:p>3.65157593719496E+023</text:p>
          </table:table-cell>
          <table:table-cell table:style-name="ce16" table:formula="of:=[.C54]/60" office:value-type="float" office:value="6.08595989532493E+021" calcext:value-type="float">
            <text:p>6.08595989532493E+021</text:p>
          </table:table-cell>
          <table:table-cell table:style-name="ce16" table:formula="of:=[.D54]/24" office:value-type="float" office:value="2.53581662305205E+020" calcext:value-type="float">
            <text:p>2.53581662305205E+020</text:p>
          </table:table-cell>
          <table:table-cell table:style-name="ce16" table:formula="of:=[.E54]/30" office:value-type="float" office:value="8.45272207684018E+018" calcext:value-type="float">
            <text:p>8.45272207684018E+018</text:p>
          </table:table-cell>
          <table:table-cell table:style-name="ce35" table:formula="of:=[.F54]/12" office:value-type="float" office:value="7.04393506403348E+017" calcext:value-type="float">
            <text:p>7.04393506403348E+017</text:p>
          </table:table-cell>
          <table:table-cell table:style-name="ce25" table:formula="of:=[.$I$43]*[.F54]" office:value-type="float" office:value="1.41566189342919E+022" calcext:value-type="float">
            <text:p>1.41566189342919E+022</text:p>
          </table:table-cell>
          <table:table-cell table:number-columns-repeated="1016"/>
        </table:table-row>
        <table:table-row table:style-name="ro1">
          <table:table-cell table:style-name="ce10" table:formula="of:=[.A54]-2" office:value-type="float" office:value="34" calcext:value-type="float">
            <text:p>34</text:p>
          </table:table-cell>
          <table:table-cell table:style-name="ce17" table:formula="of:=[.B54]*256" office:value-type="float" office:value="5.60882063953145E+027" calcext:value-type="float">
            <text:p>5.60882063953145E+027</text:p>
          </table:table-cell>
          <table:table-cell table:style-name="ce17" table:formula="of:=[.B55]/60" office:value-type="float" office:value="9.34803439921909E+025" calcext:value-type="float">
            <text:p>9.34803439921909E+025</text:p>
          </table:table-cell>
          <table:table-cell table:style-name="ce17" table:formula="of:=[.C55]/60" office:value-type="float" office:value="1.55800573320318E+024" calcext:value-type="float">
            <text:p>1.55800573320318E+024</text:p>
          </table:table-cell>
          <table:table-cell table:style-name="ce17" table:formula="of:=[.D55]/24" office:value-type="float" office:value="6.49169055501326E+022" calcext:value-type="float">
            <text:p>6.49169055501326E+022</text:p>
          </table:table-cell>
          <table:table-cell table:style-name="ce17" table:formula="of:=[.E55]/30" office:value-type="float" office:value="2.16389685167109E+021" calcext:value-type="float">
            <text:p>2.16389685167109E+021</text:p>
          </table:table-cell>
          <table:table-cell table:style-name="ce34" table:formula="of:=[.F55]/12" office:value-type="float" office:value="1.80324737639257E+020" calcext:value-type="float">
            <text:p>1.80324737639257E+020</text:p>
          </table:table-cell>
          <table:table-cell table:style-name="ce28" table:formula="of:=[.$I$43]*[.F55]" office:value-type="float" office:value="3.62409444717873E+024" calcext:value-type="float">
            <text:p>3.62409444717873E+024</text:p>
          </table:table-cell>
          <table:table-cell table:number-columns-repeated="1016"/>
        </table:table-row>
        <table:table-row table:style-name="ro1">
          <table:table-cell table:style-name="ce11" table:formula="of:=[.A55]-2" office:value-type="float" office:value="32" calcext:value-type="float">
            <text:p>32</text:p>
          </table:table-cell>
          <table:table-cell table:style-name="ce16" table:formula="of:=[.B55]*256" office:value-type="float" office:value="1.43585808372005E+030" calcext:value-type="float">
            <text:p>1.43585808372005E+030</text:p>
          </table:table-cell>
          <table:table-cell table:style-name="ce16" table:formula="of:=[.B56]/60" office:value-type="float" office:value="2.39309680620009E+028" calcext:value-type="float">
            <text:p>2.39309680620009E+028</text:p>
          </table:table-cell>
          <table:table-cell table:style-name="ce16" table:formula="of:=[.C56]/60" office:value-type="float" office:value="3.98849467700014E+026" calcext:value-type="float">
            <text:p>3.98849467700014E+026</text:p>
          </table:table-cell>
          <table:table-cell table:style-name="ce16" table:formula="of:=[.D56]/24" office:value-type="float" office:value="1.66187278208339E+025" calcext:value-type="float">
            <text:p>1.66187278208339E+025</text:p>
          </table:table-cell>
          <table:table-cell table:style-name="ce16" table:formula="of:=[.E56]/30" office:value-type="float" office:value="5.53957594027798E+023" calcext:value-type="float">
            <text:p>5.53957594027798E+023</text:p>
          </table:table-cell>
          <table:table-cell table:style-name="ce35" table:formula="of:=[.F56]/12" office:value-type="float" office:value="4.61631328356498E+022" calcext:value-type="float">
            <text:p>4.61631328356498E+022</text:p>
          </table:table-cell>
          <table:table-cell table:style-name="ce25" table:formula="of:=[.$I$43]*[.F56]" office:value-type="float" office:value="9.27768178477756E+026" calcext:value-type="float">
            <text:p>9.27768178477756E+026</text:p>
          </table:table-cell>
          <table:table-cell table:number-columns-repeated="1016"/>
        </table:table-row>
        <table:table-row table:style-name="ro1">
          <table:table-cell table:style-name="ce10" table:formula="of:=[.A56]-2" office:value-type="float" office:value="30" calcext:value-type="float">
            <text:p>30</text:p>
          </table:table-cell>
          <table:table-cell table:style-name="ce17" table:formula="of:=[.B56]*256" office:value-type="float" office:value="3.67579669432333E+032" calcext:value-type="float">
            <text:p>3.67579669432333E+032</text:p>
          </table:table-cell>
          <table:table-cell table:style-name="ce17" table:formula="of:=[.B57]/60" office:value-type="float" office:value="6.12632782387222E+030" calcext:value-type="float">
            <text:p>6.12632782387222E+030</text:p>
          </table:table-cell>
          <table:table-cell table:style-name="ce17" table:formula="of:=[.C57]/60" office:value-type="float" office:value="1.02105463731204E+029" calcext:value-type="float">
            <text:p>1.02105463731204E+029</text:p>
          </table:table-cell>
          <table:table-cell table:style-name="ce17" table:formula="of:=[.D57]/24" office:value-type="float" office:value="4.25439432213349E+027" calcext:value-type="float">
            <text:p>4.25439432213349E+027</text:p>
          </table:table-cell>
          <table:table-cell table:style-name="ce17" table:formula="of:=[.E57]/30" office:value-type="float" office:value="1.41813144071116E+026" calcext:value-type="float">
            <text:p>1.41813144071116E+026</text:p>
          </table:table-cell>
          <table:table-cell table:style-name="ce34" table:formula="of:=[.F57]/12" office:value-type="float" office:value="1.18177620059264E+025" calcext:value-type="float">
            <text:p>1.18177620059264E+025</text:p>
          </table:table-cell>
          <table:table-cell table:style-name="ce28" table:formula="of:=[.$I$43]*[.F57]" office:value-type="float" office:value="2.37508653690306E+029" calcext:value-type="float">
            <text:p>2.37508653690306E+029</text:p>
          </table:table-cell>
          <table:table-cell table:number-columns-repeated="1016"/>
        </table:table-row>
        <table:table-row table:style-name="ro1">
          <table:table-cell table:style-name="ce11" table:formula="of:=[.A57]-2" office:value-type="float" office:value="28" calcext:value-type="float">
            <text:p>28</text:p>
          </table:table-cell>
          <table:table-cell table:style-name="ce16" table:formula="of:=[.B57]*256" office:value-type="float" office:value="9.41003953746773E+034" calcext:value-type="float">
            <text:p>9.41003953746773E+034</text:p>
          </table:table-cell>
          <table:table-cell table:style-name="ce16" table:formula="of:=[.B58]/60" office:value-type="float" office:value="1.56833992291129E+033" calcext:value-type="float">
            <text:p>1.56833992291129E+033</text:p>
          </table:table-cell>
          <table:table-cell table:style-name="ce16" table:formula="of:=[.C58]/60" office:value-type="float" office:value="2.61389987151882E+031" calcext:value-type="float">
            <text:p>2.61389987151882E+031</text:p>
          </table:table-cell>
          <table:table-cell table:style-name="ce16" table:formula="of:=[.D58]/24" office:value-type="float" office:value="1.08912494646617E+030" calcext:value-type="float">
            <text:p>1.08912494646617E+030</text:p>
          </table:table-cell>
          <table:table-cell table:style-name="ce16" table:formula="of:=[.E58]/30" office:value-type="float" office:value="3.63041648822058E+028" calcext:value-type="float">
            <text:p>3.63041648822058E+028</text:p>
          </table:table-cell>
          <table:table-cell table:style-name="ce35" table:formula="of:=[.F58]/12" office:value-type="float" office:value="3.02534707351715E+027" calcext:value-type="float">
            <text:p>3.02534707351715E+027</text:p>
          </table:table-cell>
          <table:table-cell table:style-name="ce25" table:formula="of:=[.$I$43]*[.F58]" office:value-type="float" office:value="6.08022153447182E+031" calcext:value-type="float">
            <text:p>6.08022153447182E+031</text:p>
          </table:table-cell>
          <table:table-cell table:number-columns-repeated="1016"/>
        </table:table-row>
        <table:table-row table:style-name="ro1">
          <table:table-cell table:style-name="ce10" table:formula="of:=[.A58]-2" office:value-type="float" office:value="26" calcext:value-type="float">
            <text:p>26</text:p>
          </table:table-cell>
          <table:table-cell table:style-name="ce17" table:formula="of:=[.B58]*256" office:value-type="float" office:value="2.40897012159174E+037" calcext:value-type="float">
            <text:p>2.40897012159174E+037</text:p>
          </table:table-cell>
          <table:table-cell table:style-name="ce17" table:formula="of:=[.B59]/60" office:value-type="float" office:value="4.0149502026529E+035" calcext:value-type="float">
            <text:p>4.0149502026529E+035</text:p>
          </table:table-cell>
          <table:table-cell table:style-name="ce17" table:formula="of:=[.C59]/60" office:value-type="float" office:value="6.69158367108817E+033" calcext:value-type="float">
            <text:p>6.69158367108817E+033</text:p>
          </table:table-cell>
          <table:table-cell table:style-name="ce17" table:formula="of:=[.D59]/24" office:value-type="float" office:value="2.7881598629534E+032" calcext:value-type="float">
            <text:p>2.7881598629534E+032</text:p>
          </table:table-cell>
          <table:table-cell table:style-name="ce17" table:formula="of:=[.E59]/30" office:value-type="float" office:value="9.29386620984468E+030" calcext:value-type="float">
            <text:p>9.29386620984468E+030</text:p>
          </table:table-cell>
          <table:table-cell table:style-name="ce34" table:formula="of:=[.F59]/12" office:value-type="float" office:value="7.7448885082039E+029" calcext:value-type="float">
            <text:p>7.7448885082039E+029</text:p>
          </table:table-cell>
          <table:table-cell table:style-name="ce28" table:formula="of:=[.$I$43]/[.F59]" office:value-type="float" office:value="1.80204875149369E-028" calcext:value-type="float">
            <text:p>1.80204875149369E-28</text:p>
          </table:table-cell>
          <table:table-cell table:number-columns-repeated="1016"/>
        </table:table-row>
        <table:table-row table:style-name="ro1">
          <table:table-cell table:style-name="ce11" table:formula="of:=[.A59]-2" office:value-type="float" office:value="24" calcext:value-type="float">
            <text:p>24</text:p>
          </table:table-cell>
          <table:table-cell table:style-name="ce16" table:formula="of:=[.B59]*256" office:value-type="float" office:value="6.16696351127485E+039" calcext:value-type="float">
            <text:p>6.16696351127485E+039</text:p>
          </table:table-cell>
          <table:table-cell table:style-name="ce16" table:formula="of:=[.B60]/60" office:value-type="float" office:value="1.02782725187914E+038" calcext:value-type="float">
            <text:p>1.02782725187914E+038</text:p>
          </table:table-cell>
          <table:table-cell table:style-name="ce16" table:formula="of:=[.C60]/60" office:value-type="float" office:value="1.71304541979857E+036" calcext:value-type="float">
            <text:p>1.71304541979857E+036</text:p>
          </table:table-cell>
          <table:table-cell table:style-name="ce16" table:formula="of:=[.D60]/24" office:value-type="float" office:value="7.13768924916071E+034" calcext:value-type="float">
            <text:p>7.13768924916071E+034</text:p>
          </table:table-cell>
          <table:table-cell table:style-name="ce16" table:formula="of:=[.E60]/30" office:value-type="float" office:value="2.37922974972024E+033" calcext:value-type="float">
            <text:p>2.37922974972024E+033</text:p>
          </table:table-cell>
          <table:table-cell table:style-name="ce35" table:formula="of:=[.F60]/12" office:value-type="float" office:value="1.9826914581002E+032" calcext:value-type="float">
            <text:p>1.9826914581002E+032</text:p>
          </table:table-cell>
          <table:table-cell table:style-name="ce25" table:formula="of:=[.$I$43]*[.F60]" office:value-type="float" office:value="3.98473398483145E+036" calcext:value-type="float">
            <text:p>3.98473398483145E+036</text:p>
          </table:table-cell>
          <table:table-cell table:number-columns-repeated="1016"/>
        </table:table-row>
        <table:table-row table:style-name="ro1">
          <table:table-cell table:style-name="ce10" table:formula="of:=[.A60]-2" office:value-type="float" office:value="22" calcext:value-type="float">
            <text:p>22</text:p>
          </table:table-cell>
          <table:table-cell table:style-name="ce17" table:formula="of:=[.B60]*256" office:value-type="float" office:value="1.57874265888636E+042" calcext:value-type="float">
            <text:p>1.57874265888636E+042</text:p>
          </table:table-cell>
          <table:table-cell table:style-name="ce17" table:formula="of:=[.B61]/60" office:value-type="float" office:value="2.6312377648106E+040" calcext:value-type="float">
            <text:p>2.6312377648106E+040</text:p>
          </table:table-cell>
          <table:table-cell table:style-name="ce17" table:formula="of:=[.C61]/60" office:value-type="float" office:value="4.38539627468434E+038" calcext:value-type="float">
            <text:p>4.38539627468434E+038</text:p>
          </table:table-cell>
          <table:table-cell table:style-name="ce17" table:formula="of:=[.D61]/24" office:value-type="float" office:value="1.82724844778514E+037" calcext:value-type="float">
            <text:p>1.82724844778514E+037</text:p>
          </table:table-cell>
          <table:table-cell table:style-name="ce17" table:formula="of:=[.E61]/30" office:value-type="float" office:value="6.09082815928381E+035" calcext:value-type="float">
            <text:p>6.09082815928381E+035</text:p>
          </table:table-cell>
          <table:table-cell table:style-name="ce34" table:formula="of:=[.F61]/12" office:value-type="float" office:value="5.07569013273651E+034" calcext:value-type="float">
            <text:p>5.07569013273651E+034</text:p>
          </table:table-cell>
          <table:table-cell table:style-name="ce28" table:formula="of:=[.$I$43]*[.F61]" office:value-type="float" office:value="1.02009190011685E+039" calcext:value-type="float">
            <text:p>1.02009190011685E+039</text:p>
          </table:table-cell>
          <table:table-cell table:number-columns-repeated="1016"/>
        </table:table-row>
        <table:table-row table:style-name="ro1">
          <table:table-cell table:style-name="ce11" table:formula="of:=[.A61]-2" office:value-type="float" office:value="20" calcext:value-type="float">
            <text:p>20</text:p>
          </table:table-cell>
          <table:table-cell table:style-name="ce16" table:formula="of:=[.B61]*256" office:value-type="float" office:value="4.04158120674909E+044" calcext:value-type="float">
            <text:p>4.04158120674909E+044</text:p>
          </table:table-cell>
          <table:table-cell table:style-name="ce16" table:formula="of:=[.B62]/60" office:value-type="float" office:value="6.73596867791515E+042" calcext:value-type="float">
            <text:p>6.73596867791515E+042</text:p>
          </table:table-cell>
          <table:table-cell table:style-name="ce16" table:formula="of:=[.C62]/60" office:value-type="float" office:value="1.12266144631919E+041" calcext:value-type="float">
            <text:p>1.12266144631919E+041</text:p>
          </table:table-cell>
          <table:table-cell table:style-name="ce16" table:formula="of:=[.D62]/24" office:value-type="float" office:value="4.67775602632996E+039" calcext:value-type="float">
            <text:p>4.67775602632996E+039</text:p>
          </table:table-cell>
          <table:table-cell table:style-name="ce16" table:formula="of:=[.E62]/30" office:value-type="float" office:value="1.55925200877665E+038" calcext:value-type="float">
            <text:p>1.55925200877665E+038</text:p>
          </table:table-cell>
          <table:table-cell table:style-name="ce35" table:formula="of:=[.F62]/12" office:value-type="float" office:value="1.29937667398055E+037" calcext:value-type="float">
            <text:p>1.29937667398055E+037</text:p>
          </table:table-cell>
          <table:table-cell table:style-name="ce25" table:formula="of:=[.$I$43]*[.F62]" office:value-type="float" office:value="2.61143526429914E+041" calcext:value-type="float">
            <text:p>2.61143526429914E+041</text:p>
          </table:table-cell>
          <table:table-cell table:number-columns-repeated="1016"/>
        </table:table-row>
        <table:table-row table:style-name="ro1">
          <table:table-cell table:style-name="ce10" table:formula="of:=[.A62]-2" office:value-type="float" office:value="18" calcext:value-type="float">
            <text:p>18</text:p>
          </table:table-cell>
          <table:table-cell table:style-name="ce17" table:formula="of:=[.B62]*256" office:value-type="float" office:value="1.03464478892777E+047" calcext:value-type="float">
            <text:p>1.03464478892777E+047</text:p>
          </table:table-cell>
          <table:table-cell table:style-name="ce17" table:formula="of:=[.B63]/60" office:value-type="float" office:value="1.72440798154628E+045" calcext:value-type="float">
            <text:p>1.72440798154628E+045</text:p>
          </table:table-cell>
          <table:table-cell table:style-name="ce17" table:formula="of:=[.C63]/60" office:value-type="float" office:value="2.87401330257713E+043" calcext:value-type="float">
            <text:p>2.87401330257713E+043</text:p>
          </table:table-cell>
          <table:table-cell table:style-name="ce17" table:formula="of:=[.D63]/24" office:value-type="float" office:value="1.19750554274047E+042" calcext:value-type="float">
            <text:p>1.19750554274047E+042</text:p>
          </table:table-cell>
          <table:table-cell table:style-name="ce17" table:formula="of:=[.E63]/30" office:value-type="float" office:value="3.99168514246824E+040" calcext:value-type="float">
            <text:p>3.99168514246824E+040</text:p>
          </table:table-cell>
          <table:table-cell table:style-name="ce34" table:formula="of:=[.F63]/12" office:value-type="float" office:value="3.3264042853902E+039" calcext:value-type="float">
            <text:p>3.3264042853902E+039</text:p>
          </table:table-cell>
          <table:table-cell table:style-name="ce28" table:formula="of:=[.$I$43]*[.F63]" office:value-type="float" office:value="6.6852742766058E+043" calcext:value-type="float">
            <text:p>6.6852742766058E+043</text:p>
          </table:table-cell>
          <table:table-cell table:number-columns-repeated="1016"/>
        </table:table-row>
        <table:table-row table:style-name="ro1">
          <table:table-cell table:style-name="ce11" table:formula="of:=[.A63]-2" office:value-type="float" office:value="16" calcext:value-type="float">
            <text:p>16</text:p>
          </table:table-cell>
          <table:table-cell table:style-name="ce16" table:formula="of:=[.B63]*256" office:value-type="float" office:value="2.64869065965508E+049" calcext:value-type="float">
            <text:p>2.64869065965508E+049</text:p>
          </table:table-cell>
          <table:table-cell table:style-name="ce16" table:formula="of:=[.B64]/60" office:value-type="float" office:value="4.41448443275847E+047" calcext:value-type="float">
            <text:p>4.41448443275847E+047</text:p>
          </table:table-cell>
          <table:table-cell table:style-name="ce16" table:formula="of:=[.C64]/60" office:value-type="float" office:value="7.35747405459745E+045" calcext:value-type="float">
            <text:p>7.35747405459745E+045</text:p>
          </table:table-cell>
          <table:table-cell table:style-name="ce16" table:formula="of:=[.D64]/24" office:value-type="float" office:value="3.0656141894156E+044" calcext:value-type="float">
            <text:p>3.0656141894156E+044</text:p>
          </table:table-cell>
          <table:table-cell table:style-name="ce16" table:formula="of:=[.E64]/30" office:value-type="float" office:value="1.02187139647187E+043" calcext:value-type="float">
            <text:p>1.02187139647187E+043</text:p>
          </table:table-cell>
          <table:table-cell table:style-name="ce35" table:formula="of:=[.F64]/12" office:value-type="float" office:value="8.5155949705989E+041" calcext:value-type="float">
            <text:p>8.5155949705989E+041</text:p>
          </table:table-cell>
          <table:table-cell table:style-name="ce25" table:formula="of:=[.$I$43]*[.F64]" office:value-type="float" office:value="1.71143021481108E+046" calcext:value-type="float">
            <text:p>1.71143021481108E+046</text:p>
          </table:table-cell>
          <table:table-cell table:number-columns-repeated="1016"/>
        </table:table-row>
        <table:table-row table:style-name="ro1">
          <table:table-cell table:style-name="ce10" table:formula="of:=[.A64]-2" office:value-type="float" office:value="14" calcext:value-type="float">
            <text:p>14</text:p>
          </table:table-cell>
          <table:table-cell table:style-name="ce17" table:formula="of:=[.B64]*256" office:value-type="float" office:value="6.78064808871701E+051" calcext:value-type="float">
            <text:p>6.78064808871701E+051</text:p>
          </table:table-cell>
          <table:table-cell table:style-name="ce17" table:formula="of:=[.B65]/60" office:value-type="float" office:value="1.13010801478617E+050" calcext:value-type="float">
            <text:p>1.13010801478617E+050</text:p>
          </table:table-cell>
          <table:table-cell table:style-name="ce17" table:formula="of:=[.C65]/60" office:value-type="float" office:value="1.88351335797695E+048" calcext:value-type="float">
            <text:p>1.88351335797695E+048</text:p>
          </table:table-cell>
          <table:table-cell table:style-name="ce17" table:formula="of:=[.D65]/24" office:value-type="float" office:value="7.84797232490395E+046" calcext:value-type="float">
            <text:p>7.84797232490395E+046</text:p>
          </table:table-cell>
          <table:table-cell table:style-name="ce17" table:formula="of:=[.E65]/30" office:value-type="float" office:value="2.61599077496798E+045" calcext:value-type="float">
            <text:p>2.61599077496798E+045</text:p>
          </table:table-cell>
          <table:table-cell table:style-name="ce34" table:formula="of:=[.F65]/12" office:value-type="float" office:value="2.17999231247332E+044" calcext:value-type="float">
            <text:p>2.17999231247332E+044</text:p>
          </table:table-cell>
          <table:table-cell table:style-name="ce28" table:formula="of:=[.$I$43]*[.F65]" office:value-type="float" office:value="4.38126134991638E+048" calcext:value-type="float">
            <text:p>4.38126134991638E+048</text:p>
          </table:table-cell>
          <table:table-cell table:number-columns-repeated="1016"/>
        </table:table-row>
        <table:table-row table:style-name="ro1">
          <table:table-cell table:style-name="ce11" table:formula="of:=[.A65]-2" office:value-type="float" office:value="12" calcext:value-type="float">
            <text:p>12</text:p>
          </table:table-cell>
          <table:table-cell table:style-name="ce16" table:formula="of:=[.B65]*256" office:value-type="float" office:value="1.73584591071155E+054" calcext:value-type="float">
            <text:p>1.73584591071155E+054</text:p>
          </table:table-cell>
          <table:table-cell table:style-name="ce16" table:formula="of:=[.B66]/60" office:value-type="float" office:value="2.89307651785259E+052" calcext:value-type="float">
            <text:p>2.89307651785259E+052</text:p>
          </table:table-cell>
          <table:table-cell table:style-name="ce16" table:formula="of:=[.C66]/60" office:value-type="float" office:value="4.82179419642099E+050" calcext:value-type="float">
            <text:p>4.82179419642099E+050</text:p>
          </table:table-cell>
          <table:table-cell table:style-name="ce16" table:formula="of:=[.D66]/24" office:value-type="float" office:value="2.00908091517541E+049" calcext:value-type="float">
            <text:p>2.00908091517541E+049</text:p>
          </table:table-cell>
          <table:table-cell table:style-name="ce16" table:formula="of:=[.E66]/30" office:value-type="float" office:value="6.69693638391804E+047" calcext:value-type="float">
            <text:p>6.69693638391804E+047</text:p>
          </table:table-cell>
          <table:table-cell table:style-name="ce35" table:formula="of:=[.F66]/12" office:value-type="float" office:value="5.5807803199317E+046" calcext:value-type="float">
            <text:p>5.5807803199317E+046</text:p>
          </table:table-cell>
          <table:table-cell table:style-name="ce25" table:formula="of:=[.$I$43]*[.F66]" office:value-type="float" office:value="1.12160290557859E+051" calcext:value-type="float">
            <text:p>1.12160290557859E+051</text:p>
          </table:table-cell>
          <table:table-cell table:number-columns-repeated="1016"/>
        </table:table-row>
        <table:table-row table:style-name="ro1">
          <table:table-cell table:style-name="ce10" table:formula="of:=[.A66]-2" office:value-type="float" office:value="10" calcext:value-type="float">
            <text:p>10</text:p>
          </table:table-cell>
          <table:table-cell table:style-name="ce17" table:formula="of:=[.B66]*256" office:value-type="float" office:value="4.44376553142158E+056" calcext:value-type="float">
            <text:p>4.44376553142158E+056</text:p>
          </table:table-cell>
          <table:table-cell table:style-name="ce17" table:formula="of:=[.B67]/60" office:value-type="float" office:value="7.40627588570263E+054" calcext:value-type="float">
            <text:p>7.40627588570263E+054</text:p>
          </table:table-cell>
          <table:table-cell table:style-name="ce17" table:formula="of:=[.C67]/60" office:value-type="float" office:value="1.23437931428377E+053" calcext:value-type="float">
            <text:p>1.23437931428377E+053</text:p>
          </table:table-cell>
          <table:table-cell table:style-name="ce17" table:formula="of:=[.D67]/24" office:value-type="float" office:value="5.14324714284905E+051" calcext:value-type="float">
            <text:p>5.14324714284905E+051</text:p>
          </table:table-cell>
          <table:table-cell table:style-name="ce17" table:formula="of:=[.E67]/30" office:value-type="float" office:value="1.71441571428302E+050" calcext:value-type="float">
            <text:p>1.71441571428302E+050</text:p>
          </table:table-cell>
          <table:table-cell table:style-name="ce34" table:formula="of:=[.F67]/12" office:value-type="float" office:value="1.42867976190251E+049" calcext:value-type="float">
            <text:p>1.42867976190251E+049</text:p>
          </table:table-cell>
          <table:table-cell table:style-name="ce28" table:formula="of:=[.$I$43]*[.F67]" office:value-type="float" office:value="2.8713034382812E+053" calcext:value-type="float">
            <text:p>2.8713034382812E+053</text:p>
          </table:table-cell>
          <table:table-cell table:number-columns-repeated="1016"/>
        </table:table-row>
        <table:table-row table:style-name="ro1">
          <table:table-cell table:style-name="ce11" table:formula="of:=[.A67]-2" office:value-type="float" office:value="8" calcext:value-type="float">
            <text:p>8</text:p>
          </table:table-cell>
          <table:table-cell table:style-name="ce16" table:formula="of:=[.B67]*256" office:value-type="float" office:value="1.13760397604392E+059" calcext:value-type="float">
            <text:p>1.13760397604392E+059</text:p>
          </table:table-cell>
          <table:table-cell table:style-name="ce16" table:formula="of:=[.B68]/60" office:value-type="float" office:value="1.89600662673987E+057" calcext:value-type="float">
            <text:p>1.89600662673987E+057</text:p>
          </table:table-cell>
          <table:table-cell table:style-name="ce16" table:formula="of:=[.C68]/60" office:value-type="float" office:value="3.16001104456646E+055" calcext:value-type="float">
            <text:p>3.16001104456646E+055</text:p>
          </table:table-cell>
          <table:table-cell table:style-name="ce16" table:formula="of:=[.D68]/24" office:value-type="float" office:value="1.31667126856936E+054" calcext:value-type="float">
            <text:p>1.31667126856936E+054</text:p>
          </table:table-cell>
          <table:table-cell table:style-name="ce16" table:formula="of:=[.E68]/30" office:value-type="float" office:value="4.38890422856453E+052" calcext:value-type="float">
            <text:p>4.38890422856453E+052</text:p>
          </table:table-cell>
          <table:table-cell table:style-name="ce35" table:formula="of:=[.F68]/12" office:value-type="float" office:value="3.65742019047044E+051" calcext:value-type="float">
            <text:p>3.65742019047044E+051</text:p>
          </table:table-cell>
          <table:table-cell table:style-name="ce25" table:formula="of:=[.$I$43]*[.F68]" office:value-type="float" office:value="7.35053680199987E+055" calcext:value-type="float">
            <text:p>7.35053680199987E+055</text:p>
          </table:table-cell>
          <table:table-cell table:number-columns-repeated="1016"/>
        </table:table-row>
        <table:table-row table:style-name="ro1">
          <table:table-cell table:style-name="ce10" table:formula="of:=[.A68]-2" office:value-type="float" office:value="6" calcext:value-type="float">
            <text:p>6</text:p>
          </table:table-cell>
          <table:table-cell table:style-name="ce17" table:formula="of:=[.B68]*256" office:value-type="float" office:value="2.91226617867245E+061" calcext:value-type="float">
            <text:p>2.91226617867245E+061</text:p>
          </table:table-cell>
          <table:table-cell table:style-name="ce17" table:formula="of:=[.B69]/60" office:value-type="float" office:value="4.85377696445408E+059" calcext:value-type="float">
            <text:p>4.85377696445408E+059</text:p>
          </table:table-cell>
          <table:table-cell table:style-name="ce17" table:formula="of:=[.C69]/60" office:value-type="float" office:value="8.08962827409013E+057" calcext:value-type="float">
            <text:p>8.08962827409013E+057</text:p>
          </table:table-cell>
          <table:table-cell table:style-name="ce17" table:formula="of:=[.D69]/24" office:value-type="float" office:value="3.37067844753755E+056" calcext:value-type="float">
            <text:p>3.37067844753755E+056</text:p>
          </table:table-cell>
          <table:table-cell table:style-name="ce17" table:formula="of:=[.E69]/30" office:value-type="float" office:value="1.12355948251252E+055" calcext:value-type="float">
            <text:p>1.12355948251252E+055</text:p>
          </table:table-cell>
          <table:table-cell table:style-name="ce34" table:formula="of:=[.F69]/12" office:value-type="float" office:value="9.36299568760432E+053" calcext:value-type="float">
            <text:p>9.36299568760432E+053</text:p>
          </table:table-cell>
          <table:table-cell table:style-name="ce28" table:formula="of:=[.$I$43]*[.F69]" office:value-type="float" office:value="1.88173742131197E+058" calcext:value-type="float">
            <text:p>1.88173742131197E+058</text:p>
          </table:table-cell>
          <table:table-cell table:number-columns-repeated="1016"/>
        </table:table-row>
        <table:table-row table:style-name="ro1">
          <table:table-cell table:style-name="ce11" table:formula="of:=[.A69]-2" office:value-type="float" office:value="4" calcext:value-type="float">
            <text:p>4</text:p>
          </table:table-cell>
          <table:table-cell table:style-name="ce16" table:formula="of:=[.B69]*256" office:value-type="float" office:value="7.45540141740146E+063" calcext:value-type="float">
            <text:p>7.45540141740146E+063</text:p>
          </table:table-cell>
          <table:table-cell table:style-name="ce16" table:formula="of:=[.B70]/60" office:value-type="float" office:value="1.24256690290024E+062" calcext:value-type="float">
            <text:p>1.24256690290024E+062</text:p>
          </table:table-cell>
          <table:table-cell table:style-name="ce16" table:formula="of:=[.C70]/60" office:value-type="float" office:value="2.07094483816707E+060" calcext:value-type="float">
            <text:p>2.07094483816707E+060</text:p>
          </table:table-cell>
          <table:table-cell table:style-name="ce16" table:formula="of:=[.D70]/24" office:value-type="float" office:value="8.62893682569614E+058" calcext:value-type="float">
            <text:p>8.62893682569614E+058</text:p>
          </table:table-cell>
          <table:table-cell table:style-name="ce16" table:formula="of:=[.E70]/30" office:value-type="float" office:value="2.87631227523205E+057" calcext:value-type="float">
            <text:p>2.87631227523205E+057</text:p>
          </table:table-cell>
          <table:table-cell table:style-name="ce35" table:formula="of:=[.F70]/12" office:value-type="float" office:value="2.39692689602671E+056" calcext:value-type="float">
            <text:p>2.39692689602671E+056</text:p>
          </table:table-cell>
          <table:table-cell table:style-name="ce25" table:formula="of:=[.$I$43]*[.F70]" office:value-type="float" office:value="4.81724779855863E+060" calcext:value-type="float">
            <text:p>4.81724779855863E+060</text:p>
          </table:table-cell>
          <table:table-cell table:number-columns-repeated="1016"/>
        </table:table-row>
        <table:table-row table:style-name="ro1">
          <table:table-cell table:style-name="ce10" table:formula="of:=[.A70]-2" office:value-type="float" office:value="2" calcext:value-type="float">
            <text:p>2</text:p>
          </table:table-cell>
          <table:table-cell table:style-name="ce17" table:formula="of:=[.B70]*256" office:value-type="float" office:value="1.90858276285478E+066" calcext:value-type="float">
            <text:p>1.90858276285478E+066</text:p>
          </table:table-cell>
          <table:table-cell table:style-name="ce17" table:formula="of:=[.B71]/60" office:value-type="float" office:value="3.18097127142462E+064" calcext:value-type="float">
            <text:p>3.18097127142462E+064</text:p>
          </table:table-cell>
          <table:table-cell table:style-name="ce17" table:formula="of:=[.C71]/60" office:value-type="float" office:value="5.30161878570771E+062" calcext:value-type="float">
            <text:p>5.30161878570771E+062</text:p>
          </table:table-cell>
          <table:table-cell table:style-name="ce17" table:formula="of:=[.D71]/24" office:value-type="float" office:value="2.20900782737821E+061" calcext:value-type="float">
            <text:p>2.20900782737821E+061</text:p>
          </table:table-cell>
          <table:table-cell table:style-name="ce17" table:formula="of:=[.E71]/30" office:value-type="float" office:value="7.36335942459404E+059" calcext:value-type="float">
            <text:p>7.36335942459404E+059</text:p>
          </table:table-cell>
          <table:table-cell table:style-name="ce34" table:formula="of:=[.F71]/12" office:value-type="float" office:value="6.13613285382837E+058" calcext:value-type="float">
            <text:p>6.13613285382837E+058</text:p>
          </table:table-cell>
          <table:table-cell table:style-name="ce28" table:formula="of:=[.$I$43]*[.F71]" office:value-type="float" office:value="1.23321543643101E+063" calcext:value-type="float">
            <text:p>1.23321543643101E+063</text:p>
          </table:table-cell>
          <table:table-cell table:number-columns-repeated="1016"/>
        </table:table-row>
        <table:table-row table:style-name="ro1">
          <table:table-cell table:style-name="ce12" table:formula="of:=[.A71]-2" office:value-type="float" office:value="0" calcext:value-type="float">
            <text:p>0</text:p>
          </table:table-cell>
          <table:table-cell table:style-name="ce22" table:formula="of:=[.B71]*256" office:value-type="float" office:value="4.88597187290822E+068" calcext:value-type="float">
            <text:p>4.88597187290822E+068</text:p>
          </table:table-cell>
          <table:table-cell table:style-name="ce22" table:formula="of:=[.B72]/60" office:value-type="float" office:value="8.14328645484704E+066" calcext:value-type="float">
            <text:p>8.14328645484704E+066</text:p>
          </table:table-cell>
          <table:table-cell table:style-name="ce22" table:formula="of:=[.C72]/60" office:value-type="float" office:value="1.35721440914117E+065" calcext:value-type="float">
            <text:p>1.35721440914117E+065</text:p>
          </table:table-cell>
          <table:table-cell table:style-name="ce22" table:formula="of:=[.D72]/24" office:value-type="float" office:value="5.65506003808822E+063" calcext:value-type="float">
            <text:p>5.65506003808822E+063</text:p>
          </table:table-cell>
          <table:table-cell table:style-name="ce22" table:formula="of:=[.E72]/30" office:value-type="float" office:value="1.88502001269607E+062" calcext:value-type="float">
            <text:p>1.88502001269607E+062</text:p>
          </table:table-cell>
          <table:table-cell table:style-name="ce22" table:formula="of:=[.F72]/12" office:value-type="float" office:value="1.57085001058006E+061" calcext:value-type="float">
            <text:p>1.57085001058006E+061</text:p>
          </table:table-cell>
          <table:table-cell table:style-name="ce36" table:formula="of:=[.$I$43]*[.F72]" office:value-type="float" office:value="3.15703151726338E+065" calcext:value-type="float">
            <text:p>3.15703151726338E+06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Długość klucza (nibble):</text:p>
          </table:table-cell>
          <table:table-cell table:style-name="ce21" office:value-type="string" calcext:value-type="string">
            <text:p>16 ^ len / 16 ^ 8</text:p>
          </table:table-cell>
          <table:table-cell table:style-name="ce21" office:value-type="string" calcext:value-type="string">
            <text:p>Czas (dni):</text:p>
          </table:table-cell>
          <table:table-cell table:style-name="ce21" office:value-type="string" calcext:value-type="string">
            <text:p>Czas (całe dni):</text:p>
          </table:table-cell>
          <table:table-cell table:style-name="ce24" office:value-type="string" calcext:value-type="string">
            <text:p>Koszt:</text:p>
          </table:table-cell>
          <table:table-cell table:number-columns-repeated="1019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7" table:formula="of:=POWER(16;[.A75]) / POWER(16;8)" office:value-type="float" office:value="1" calcext:value-type="float">
            <text:p>1</text:p>
          </table:table-cell>
          <table:table-cell table:style-name="ce17" table:formula="of:=[.$E$44]*[.B75]" office:value-type="float" office:value="0.000209757834757835" calcext:value-type="float">
            <text:p>0.000209757834758</text:p>
          </table:table-cell>
          <table:table-cell table:style-name="ce17" table:formula="of:=CEILING([.C75])" office:value-type="float" office:value="1" calcext:value-type="float">
            <text:p>1</text:p>
          </table:table-cell>
          <table:table-cell table:style-name="ce28" table:formula="of:=[.$J$43]*24*[.D75]" office:value-type="float" office:value="68.8272" calcext:value-type="float">
            <text:p>68.8272</text:p>
          </table:table-cell>
          <table:table-cell table:number-columns-repeated="101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6" table:formula="of:=POWER(16;[.A76]) / POWER(16;8)" office:value-type="float" office:value="16" calcext:value-type="float">
            <text:p>16</text:p>
          </table:table-cell>
          <table:table-cell table:style-name="ce16" table:formula="of:=[.$E$44]*[.B76]" office:value-type="float" office:value="0.00335612535612536" calcext:value-type="float">
            <text:p>0.003356125356125</text:p>
          </table:table-cell>
          <table:table-cell table:style-name="ce16" table:formula="of:=INT(CEILING([.C76]))" office:value-type="float" office:value="1" calcext:value-type="float">
            <text:p>1</text:p>
          </table:table-cell>
          <table:table-cell table:style-name="ce25" table:formula="of:=[.$J$43]*24*[.D76]" office:value-type="float" office:value="68.8272" calcext:value-type="float">
            <text:p>68.8272</text:p>
          </table:table-cell>
          <table:table-cell table:number-columns-repeated="1019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7" table:formula="of:=POWER(16;[.A77]) / POWER(16;8)" office:value-type="float" office:value="256" calcext:value-type="float">
            <text:p>256</text:p>
          </table:table-cell>
          <table:table-cell table:style-name="ce17" table:formula="of:=[.$E$44]*[.B77]" office:value-type="float" office:value="0.0536980056980057" calcext:value-type="float">
            <text:p>0.053698005698006</text:p>
          </table:table-cell>
          <table:table-cell table:style-name="ce17" table:formula="of:=INT(CEILING([.C77]))" office:value-type="float" office:value="1" calcext:value-type="float">
            <text:p>1</text:p>
          </table:table-cell>
          <table:table-cell table:style-name="ce28" table:formula="of:=[.$J$43]*24*[.D77]" office:value-type="float" office:value="68.8272" calcext:value-type="float">
            <text:p>68.8272</text:p>
          </table:table-cell>
          <table:table-cell table:number-columns-repeated="1019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6" table:formula="of:=POWER(16;[.A78]) / POWER(16;8)" office:value-type="float" office:value="65536" calcext:value-type="float">
            <text:p>65536</text:p>
          </table:table-cell>
          <table:table-cell table:style-name="ce16" table:formula="of:=[.$E$44]*[.B78]" office:value-type="float" office:value="13.7466894586895" calcext:value-type="float">
            <text:p>13.7466894586895</text:p>
          </table:table-cell>
          <table:table-cell table:style-name="ce16" table:formula="of:=INT(CEILING([.C78]))" office:value-type="float" office:value="14" calcext:value-type="float">
            <text:p>14</text:p>
          </table:table-cell>
          <table:table-cell table:style-name="ce25" table:formula="of:=[.$J$43]*24*[.D78]" office:value-type="float" office:value="963.5808" calcext:value-type="float">
            <text:p>963.5808</text:p>
          </table:table-cell>
          <table:table-cell table:number-columns-repeated="1019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7" table:formula="of:=POWER(16;[.A79]) / POWER(16;8)" office:value-type="float" office:value="1048576" calcext:value-type="float">
            <text:p>1048576</text:p>
          </table:table-cell>
          <table:table-cell table:style-name="ce17" table:formula="of:=[.$E$44]*[.B79]" office:value-type="float" office:value="219.947031339031" calcext:value-type="float">
            <text:p>219.947031339031</text:p>
          </table:table-cell>
          <table:table-cell table:style-name="ce17" table:formula="of:=INT(CEILING([.C79]))" office:value-type="float" office:value="220" calcext:value-type="float">
            <text:p>220</text:p>
          </table:table-cell>
          <table:table-cell table:style-name="ce28" table:formula="of:=[.$J$43]*24*[.D79]" office:value-type="float" office:value="15141.984" calcext:value-type="float">
            <text:p>15141.984</text:p>
          </table:table-cell>
          <table:table-cell table:number-columns-repeated="101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6" table:formula="of:=POWER(16;[.A80]) / POWER(16;8)" office:value-type="float" office:value="16777216" calcext:value-type="float">
            <text:p>16777216</text:p>
          </table:table-cell>
          <table:table-cell table:style-name="ce16" table:formula="of:=[.$E$44]*[.B80]" office:value-type="float" office:value="3519.1525014245" calcext:value-type="float">
            <text:p>3519.1525014245</text:p>
          </table:table-cell>
          <table:table-cell table:style-name="ce16" table:formula="of:=INT(CEILING([.C80]))" office:value-type="float" office:value="3520" calcext:value-type="float">
            <text:p>3520</text:p>
          </table:table-cell>
          <table:table-cell table:style-name="ce25" table:formula="of:=[.$J$43]*24*[.D80]" office:value-type="float" office:value="242271.744" calcext:value-type="float">
            <text:p>242271.744</text:p>
          </table:table-cell>
          <table:table-cell table:number-columns-repeated="1019"/>
        </table:table-row>
        <table:table-row table:style-name="ro1">
          <table:table-cell table:style-name="ce10" table:formula="of:=16" office:value-type="float" office:value="16" calcext:value-type="float">
            <text:p>16</text:p>
          </table:table-cell>
          <table:table-cell table:style-name="ce17" table:formula="of:=POWER(16;[.A81]) / POWER(16;8)" office:value-type="float" office:value="4294967296" calcext:value-type="float">
            <text:p>4294967296</text:p>
          </table:table-cell>
          <table:table-cell table:style-name="ce17" table:formula="of:=[.$E$44]*[.B81]" office:value-type="float" office:value="900903.040364672" calcext:value-type="float">
            <text:p>900903.040364672</text:p>
          </table:table-cell>
          <table:table-cell table:style-name="ce17" table:formula="of:=INT(CEILING([.C81]))" office:value-type="float" office:value="900904" calcext:value-type="float">
            <text:p>900904</text:p>
          </table:table-cell>
          <table:table-cell table:style-name="ce28" table:formula="of:=[.$J$43]*24*[.D81]" office:value-type="float" office:value="62006699.7888" calcext:value-type="float">
            <text:p>62006699.7888</text:p>
          </table:table-cell>
          <table:table-cell table:number-columns-repeated="1019"/>
        </table:table-row>
        <table:table-row table:style-name="ro1">
          <table:table-cell table:style-name="ce11" table:formula="of:=20" office:value-type="float" office:value="20" calcext:value-type="float">
            <text:p>20</text:p>
          </table:table-cell>
          <table:table-cell table:style-name="ce16" table:formula="of:=POWER(16;[.A82]) / POWER(16;8)" office:value-type="float" office:value="281474976710656" calcext:value-type="float">
            <text:p>281474976710656</text:p>
          </table:table-cell>
          <table:table-cell table:style-name="ce16" table:formula="of:=[.$E$44]*[.B82]" office:value-type="float" office:value="59041581653.3392" calcext:value-type="float">
            <text:p>59041581653.3392</text:p>
          </table:table-cell>
          <table:table-cell table:style-name="ce16" table:formula="of:=INT(CEILING([.C82]))" office:value-type="float" office:value="59041581654" calcext:value-type="float">
            <text:p>59041581654</text:p>
          </table:table-cell>
          <table:table-cell table:style-name="ce25" table:formula="of:=[.$J$43]*24*[.D82]" office:value-type="float" office:value="4063666748816.19" calcext:value-type="float">
            <text:p>4063666748816.19</text:p>
          </table:table-cell>
          <table:table-cell table:number-columns-repeated="101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3" table:formula="of:=POWER(16;[.A83]) / POWER(16;8)" office:value-type="float" office:value="2.95147905179353E+020" calcext:value-type="float">
            <text:p>2.95147905179353E+020</text:p>
          </table:table-cell>
          <table:table-cell table:style-name="ce23" table:formula="of:=[.$E$44]*[.B83]" office:value-type="float" office:value="6.19095855237318E+016" calcext:value-type="float">
            <text:p>6.19095855237318E+016</text:p>
          </table:table-cell>
          <table:table-cell table:style-name="ce23" table:formula="of:=INT(CEILING([.C83]))" office:value-type="float" office:value="6.19095855237318E+016" calcext:value-type="float">
            <text:p>6.19095855237318E+016</text:p>
          </table:table-cell>
          <table:table-cell table:style-name="ce29" table:formula="of:=[.$J$43]*24*[.D83]" office:value-type="float" office:value="4.26106342475899E+018" calcext:value-type="float">
            <text:p>4.26106342475899E+01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7:19:35.618068251</meta:creation-date>
    <dc:date>2019-12-01T20:13:24.704474525</dc:date>
    <meta:editing-duration>PT1H8M27S</meta:editing-duration>
    <meta:editing-cycles>15</meta:editing-cycles>
    <meta:generator>LibreOffice/6.3.3.2.0$Linux_X86_64 LibreOffice_project/30$Build-2</meta:generator>
    <meta:document-statistic meta:table-count="1" meta:cell-count="539" meta:object-count="0"/>
  </office:meta>
</office:document-meta>
</file>